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67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erif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ans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26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phabet</text:p>
          </table:table-cell>
          <table:table-cell office:value-type="string" calcext:value-type="string">
            <text:p>Majuskel</text:p>
          </table:table-cell>
          <table:table-cell office:value-type="string" calcext:value-type="string">
            <text:p>Minuskel</text:p>
          </table:table-cell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transkription_deutsch</text:p>
          </table:table-cell>
          <table:table-cell table:style-name="Default" office:value-type="string" calcext:value-type="string">
            <text:p>remark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sample-trns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flacards</text:p>
          </table:table-cell>
          <table:table-cell office:value-type="string" calcext:value-type="string">
            <text:p>myflacards</text:p>
          </table:table-cell>
        </table:table-row>
        <table:table-row table:style-name="ro2">
          <table:table-cell office:value-type="string" calcext:value-type="string">
            <text:p>Hajoz ajbuben</text:p>
          </table:table-cell>
          <table:table-cell office:value-type="string" calcext:value-type="string">
            <text:p>Ա</text:p>
          </table:table-cell>
          <table:table-cell office:value-type="string" calcext:value-type="string">
            <text:p>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<text:span text:style-name="T1">Արմին</text:span><text:span text:style-name="T2">ե</text:span></text:p>
          </table:table-cell>
          <table:table-cell office:value-type="string" calcext:value-type="string">
            <text:p>Schatz</text:p>
          </table:table-cell>
          <table:table-cell table:formula="of:=&quot;\textipa{[&quot;&amp;[.F2]&amp;&quot;]}&quot;" office:value-type="string" office:string-value="\textipa{[a]}" calcext:value-type="string">
            <text:p>\textipa{[a]}</text:p>
          </table:table-cell>
          <table:table-cell table:formula="of:=&quot;\setcounter{mycounter}{&quot;&amp;[.D2]&amp;&quot;}\renewcommand{\majuskel}{\textarmenian{&quot;&amp;[.B2]&amp;&quot;}}\renewcommand{\minuskel}{\textarmenian{&quot;&amp;[.C2]&amp;&quot;}}\card{\textarmenian{\majuskel\hspace{1cm}\minuskel&quot;&amp;IF(LEN([.H2])&gt;0;&quot;\bigbreak \footnotesize &quot;&amp;[.H2]&amp;&quot;&quot;;&quot;&quot;)&amp;&quot;}}{&quot;&amp;[.F2]&amp;&quot; &quot;&amp;[.J2]&amp;IF(LEN([.H2])&gt;0;&quot;\bigbreak \footnotesize &quot;&amp;[.I2]&amp;&quot;&quot;;&quot;&quot;)&amp;&quot;~}&quot;" office:value-type="string" office:string-value="\setcounter{mycounter}{1}\renewcommand{\majuskel}{\textarmenian{Ա}}\renewcommand{\minuskel}{\textarmenian{ա}}\card{\textarmenian{\majuskel\hspace{1cm}\minuskel\bigbreak \footnotesize Արմինե}}{a \textipa{[a]}\bigbreak \footnotesize Schatz~}" calcext:value-type="string">
            <text:p>\setcounter{mycounter}{1}\renewcommand{\majuskel}{\textarmenian{Ա}}\renewcommand{\minuskel}{\textarmenian{ա}}\card{\textarmenian{\majuskel\hspace{1cm}\minuskel\bigbreak \footnotesize Արմինե}}{a \textipa{[a]}\bigbreak \footnotesize Schatz~}</text:p>
          </table:table-cell>
          <table:table-cell table:formula="of:=&quot;\myarmeniancard{&quot;&amp;[.D2]&amp;&quot;}{&quot;&amp;[.B2]&amp;&quot;}{&quot;&amp;[.C2]&amp;&quot;}{&quot;&amp;[.E2]&amp;&quot;}{&quot;&amp;[.F2]&amp;&quot;}{&quot;&amp;[.J2]&amp;&quot;}{&quot;&amp;[.H2]&amp;&quot;}{&quot;&amp;[.I2]&amp;&quot;}&quot;" office:value-type="string" office:string-value="\myarmeniancard{1}{Ա}{ա}{~}{a}{\textipa{[a]}}{Արմինե}{Schatz}" calcext:value-type="string">
            <text:p>\myarmeniancard{1}{Ա}{ա}{~}{a}{\textipa{[a]}}{Արմինե}{Schatz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Բ</text:p>
          </table:table-cell>
          <table:table-cell office:value-type="string" calcext:value-type="string">
            <text:p>բ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բժշկագիտություն</text:p>
          </table:table-cell>
          <table:table-cell office:value-type="string" calcext:value-type="string">
            <text:p>Medizinwissenschaft</text:p>
          </table:table-cell>
          <table:table-cell table:formula="of:=&quot;\textipa{[&quot;&amp;[.F3]&amp;&quot;]}&quot;" office:value-type="string" office:string-value="\textipa{[b]}" calcext:value-type="string">
            <text:p>\textipa{[b]}</text:p>
          </table:table-cell>
          <table:table-cell table:formula="of:=&quot;\setcounter{mycounter}{&quot;&amp;[.D3]&amp;&quot;}\renewcommand{\majuskel}{\textarmenian{&quot;&amp;[.B3]&amp;&quot;}}\renewcommand{\minuskel}{\textarmenian{&quot;&amp;[.C3]&amp;&quot;}}\card{\textarmenian{\majuskel\hspace{1cm}\minuskel&quot;&amp;IF(LEN([.H3])&gt;0;&quot;\bigbreak \footnotesize &quot;&amp;[.H3]&amp;&quot;&quot;;&quot;&quot;)&amp;&quot;}}{&quot;&amp;[.F3]&amp;&quot; &quot;&amp;[.J3]&amp;IF(LEN([.H3])&gt;0;&quot;\bigbreak \footnotesize &quot;&amp;[.I3]&amp;&quot;&quot;;&quot;&quot;)&amp;&quot;~}&quot;" office:value-type="string" office:string-value="\setcounter{mycounter}{2}\renewcommand{\majuskel}{\textarmenian{Բ}}\renewcommand{\minuskel}{\textarmenian{բ}}\card{\textarmenian{\majuskel\hspace{1cm}\minuskel\bigbreak \footnotesize բժշկագիտություն}}{b \textipa{[b]}\bigbreak \footnotesize Medizinwissenschaft~}" calcext:value-type="string">
            <text:p>\setcounter{mycounter}{2}\renewcommand{\majuskel}{\textarmenian{Բ}}\renewcommand{\minuskel}{\textarmenian{բ}}\card{\textarmenian{\majuskel\hspace{1cm}\minuskel\bigbreak \footnotesize բժշկագիտություն}}{b \textipa{[b]}\bigbreak \footnotesize Medizinwissenschaft~}</text:p>
          </table:table-cell>
          <table:table-cell table:formula="of:=&quot;\myarmeniancard{&quot;&amp;[.D3]&amp;&quot;}{&quot;&amp;[.B3]&amp;&quot;}{&quot;&amp;[.C3]&amp;&quot;}{&quot;&amp;[.E3]&amp;&quot;}{&quot;&amp;[.F3]&amp;&quot;}{&quot;&amp;[.J3]&amp;&quot;}{&quot;&amp;[.H3]&amp;&quot;}{&quot;&amp;[.I3]&amp;&quot;}&quot;" office:value-type="string" office:string-value="\myarmeniancard{2}{Բ}{բ}{~}{b}{\textipa{[b]}}{բժշկագիտություն}{Medizinwissenschaft}" calcext:value-type="string">
            <text:p>\myarmeniancard{2}{Բ}{բ}{~}{b}{\textipa{[b]}}{բժշկագիտություն}{Medizinwissenschaft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Գ</text:p>
          </table:table-cell>
          <table:table-cell office:value-type="string" calcext:value-type="string">
            <text:p>գ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Գյումրի, Գառնի</text:p>
          </table:table-cell>
          <table:table-cell office:value-type="string" calcext:value-type="string">
            <text:p>Gyumri, Garni</text:p>
          </table:table-cell>
          <table:table-cell table:formula="of:=&quot;\textipa{[&quot;&amp;[.F4]&amp;&quot;]}&quot;" office:value-type="string" office:string-value="\textipa{[g]}" calcext:value-type="string">
            <text:p>\textipa{[g]}</text:p>
          </table:table-cell>
          <table:table-cell table:formula="of:=&quot;\setcounter{mycounter}{&quot;&amp;[.D4]&amp;&quot;}\renewcommand{\majuskel}{\textarmenian{&quot;&amp;[.B4]&amp;&quot;}}\renewcommand{\minuskel}{\textarmenian{&quot;&amp;[.C4]&amp;&quot;}}\card{\textarmenian{\majuskel\hspace{1cm}\minuskel&quot;&amp;IF(LEN([.H4])&gt;0;&quot;\bigbreak \footnotesize &quot;&amp;[.H4]&amp;&quot;&quot;;&quot;&quot;)&amp;&quot;}}{&quot;&amp;[.F4]&amp;&quot; &quot;&amp;[.J4]&amp;IF(LEN([.H4])&gt;0;&quot;\bigbreak \footnotesize &quot;&amp;[.I4]&amp;&quot;&quot;;&quot;&quot;)&amp;&quot;~}&quot;" office:value-type="string" office:string-value="\setcounter{mycounter}{3}\renewcommand{\majuskel}{\textarmenian{Գ}}\renewcommand{\minuskel}{\textarmenian{գ}}\card{\textarmenian{\majuskel\hspace{1cm}\minuskel\bigbreak \footnotesize Գյումրի, Գառնի}}{g \textipa{[g]}\bigbreak \footnotesize Gyumri, Garni~}" calcext:value-type="string">
            <text:p>\setcounter{mycounter}{3}\renewcommand{\majuskel}{\textarmenian{Գ}}\renewcommand{\minuskel}{\textarmenian{գ}}\card{\textarmenian{\majuskel\hspace{1cm}\minuskel\bigbreak \footnotesize Գյումրի, Գառնի}}{g \textipa{[g]}\bigbreak \footnotesize Gyumri, Garni~}</text:p>
          </table:table-cell>
          <table:table-cell table:formula="of:=&quot;\myarmeniancard{&quot;&amp;[.D4]&amp;&quot;}{&quot;&amp;[.B4]&amp;&quot;}{&quot;&amp;[.C4]&amp;&quot;}{&quot;&amp;[.E4]&amp;&quot;}{&quot;&amp;[.F4]&amp;&quot;}{&quot;&amp;[.J4]&amp;&quot;}{&quot;&amp;[.H4]&amp;&quot;}{&quot;&amp;[.I4]&amp;&quot;}&quot;" office:value-type="string" office:string-value="\myarmeniancard{3}{Գ}{գ}{~}{g}{\textipa{[g]}}{Գյումրի, Գառնի}{Gyumri, Garni}" calcext:value-type="string">
            <text:p>\myarmeniancard{3}{Գ}{գ}{~}{g}{\textipa{[g]}}{Գյումրի, Գառնի}{Gyumri, Garni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Դ</text:p>
          </table:table-cell>
          <table:table-cell office:value-type="string" calcext:value-type="string">
            <text:p>դ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դեսպանատուն</text:p>
          </table:table-cell>
          <table:table-cell office:value-type="string" calcext:value-type="string">
            <text:p>Botschaft</text:p>
          </table:table-cell>
          <table:table-cell table:formula="of:=&quot;\textipa{[&quot;&amp;[.F5]&amp;&quot;]}&quot;" office:value-type="string" office:string-value="\textipa{[d]}" calcext:value-type="string">
            <text:p>\textipa{[d]}</text:p>
          </table:table-cell>
          <table:table-cell table:formula="of:=&quot;\setcounter{mycounter}{&quot;&amp;[.D5]&amp;&quot;}\renewcommand{\majuskel}{\textarmenian{&quot;&amp;[.B5]&amp;&quot;}}\renewcommand{\minuskel}{\textarmenian{&quot;&amp;[.C5]&amp;&quot;}}\card{\textarmenian{\majuskel\hspace{1cm}\minuskel&quot;&amp;IF(LEN([.H5])&gt;0;&quot;\bigbreak \footnotesize &quot;&amp;[.H5]&amp;&quot;&quot;;&quot;&quot;)&amp;&quot;}}{&quot;&amp;[.F5]&amp;&quot; &quot;&amp;[.J5]&amp;IF(LEN([.H5])&gt;0;&quot;\bigbreak \footnotesize &quot;&amp;[.I5]&amp;&quot;&quot;;&quot;&quot;)&amp;&quot;~}&quot;" office:value-type="string" office:string-value="\setcounter{mycounter}{4}\renewcommand{\majuskel}{\textarmenian{Դ}}\renewcommand{\minuskel}{\textarmenian{դ}}\card{\textarmenian{\majuskel\hspace{1cm}\minuskel\bigbreak \footnotesize դեսպանատուն}}{d \textipa{[d]}\bigbreak \footnotesize Botschaft~}" calcext:value-type="string">
            <text:p>\setcounter{mycounter}{4}\renewcommand{\majuskel}{\textarmenian{Դ}}\renewcommand{\minuskel}{\textarmenian{դ}}\card{\textarmenian{\majuskel\hspace{1cm}\minuskel\bigbreak \footnotesize դեսպանատուն}}{d \textipa{[d]}\bigbreak \footnotesize Botschaft~}</text:p>
          </table:table-cell>
          <table:table-cell table:formula="of:=&quot;\myarmeniancard{&quot;&amp;[.D5]&amp;&quot;}{&quot;&amp;[.B5]&amp;&quot;}{&quot;&amp;[.C5]&amp;&quot;}{&quot;&amp;[.E5]&amp;&quot;}{&quot;&amp;[.F5]&amp;&quot;}{&quot;&amp;[.J5]&amp;&quot;}{&quot;&amp;[.H5]&amp;&quot;}{&quot;&amp;[.I5]&amp;&quot;}&quot;" office:value-type="string" office:string-value="\myarmeniancard{4}{Դ}{դ}{~}{d}{\textipa{[d]}}{դեսպանատուն}{Botschaft}" calcext:value-type="string">
            <text:p>\myarmeniancard{4}{Դ}{դ}{~}{d}{\textipa{[d]}}{դեսպանատուն}{Botschaft}</text:p>
          </table:table-cell>
        </table:table-row>
        <table:table-row table:style-name="ro2">
          <table:table-cell office:value-type="string" calcext:value-type="string">
            <text:p>Hajoz ajbuben</text:p>
          </table:table-cell>
          <table:table-cell office:value-type="string" calcext:value-type="string">
            <text:p>Ե</text:p>
          </table:table-cell>
          <table:table-cell office:value-type="string" calcext:value-type="string">
            <text:p>ե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(j)e</text:p>
          </table:table-cell>
          <table:table-cell/>
          <table:table-cell office:value-type="string" calcext:value-type="string">
            <text:p>Երևան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<text:span text:style-name="T3">\textipa{[j\textepsilon</text:span>], [\textepsilon]}</text:p>
          </table:table-cell>
          <table:table-cell table:formula="of:=&quot;\setcounter{mycounter}{&quot;&amp;[.D6]&amp;&quot;}\renewcommand{\majuskel}{\textarmenian{&quot;&amp;[.B6]&amp;&quot;}}\renewcommand{\minuskel}{\textarmenian{&quot;&amp;[.C6]&amp;&quot;}}\card{\textarmenian{\majuskel\hspace{1cm}\minuskel&quot;&amp;IF(LEN([.H6])&gt;0;&quot;\bigbreak \footnotesize &quot;&amp;[.H6]&amp;&quot;&quot;;&quot;&quot;)&amp;&quot;}}{&quot;&amp;[.F6]&amp;&quot; &quot;&amp;[.J6]&amp;IF(LEN([.H6])&gt;0;&quot;\bigbreak \footnotesize &quot;&amp;[.I6]&amp;&quot;&quot;;&quot;&quot;)&amp;&quot;~}&quot;" office:value-type="string" office:string-value="\setcounter{mycounter}{5}\renewcommand{\majuskel}{\textarmenian{Ե}}\renewcommand{\minuskel}{\textarmenian{ե}}\card{\textarmenian{\majuskel\hspace{1cm}\minuskel\bigbreak \footnotesize Երևան}}{(j)e \textipa{[j\textepsilon], [\textepsilon]}\bigbreak \footnotesize Yerevan~}" calcext:value-type="string">
            <text:p>\setcounter{mycounter}{5}\renewcommand{\majuskel}{\textarmenian{Ե}}\renewcommand{\minuskel}{\textarmenian{ե}}\card{\textarmenian{\majuskel\hspace{1cm}\minuskel\bigbreak \footnotesize Երևան}}{(j)e \textipa{[j\textepsilon], [\textepsilon]}\bigbreak \footnotesize Yerevan~}</text:p>
          </table:table-cell>
          <table:table-cell table:formula="of:=&quot;\myarmeniancard{&quot;&amp;[.D6]&amp;&quot;}{&quot;&amp;[.B6]&amp;&quot;}{&quot;&amp;[.C6]&amp;&quot;}{&quot;&amp;[.E6]&amp;&quot;}{&quot;&amp;[.F6]&amp;&quot;}{&quot;&amp;[.J6]&amp;&quot;}{&quot;&amp;[.H6]&amp;&quot;}{&quot;&amp;[.I6]&amp;&quot;}&quot;" office:value-type="string" office:string-value="\myarmeniancard{5}{Ե}{ե}{~}{(j)e}{\textipa{[j\textepsilon], [\textepsilon]}}{Երևան}{Yerevan}" calcext:value-type="string">
            <text:p>\myarmeniancard{5}{Ե}{ե}{~}{(j)e}{\textipa{[j\textepsilon], [\textepsilon]}}{Երևան}{Yerevan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Զ</text:p>
          </table:table-cell>
          <table:table-cell office:value-type="string" calcext:value-type="string">
            <text:p>զ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ne</text:p>
          </table:table-cell>
          <table:table-cell office:value-type="string" calcext:value-type="string">
            <text:p>Զվարթնոց</text:p>
          </table:table-cell>
          <table:table-cell office:value-type="string" calcext:value-type="string">
            <text:p>Swartnotz</text:p>
          </table:table-cell>
          <table:table-cell office:value-type="string" calcext:value-type="string">
            <text:p>\textipa{[z]}</text:p>
          </table:table-cell>
          <table:table-cell table:formula="of:=&quot;\setcounter{mycounter}{&quot;&amp;[.D7]&amp;&quot;}\renewcommand{\majuskel}{\textarmenian{&quot;&amp;[.B7]&amp;&quot;}}\renewcommand{\minuskel}{\textarmenian{&quot;&amp;[.C7]&amp;&quot;}}\card{\textarmenian{\majuskel\hspace{1cm}\minuskel&quot;&amp;IF(LEN([.H7])&gt;0;&quot;\bigbreak \footnotesize &quot;&amp;[.H7]&amp;&quot;&quot;;&quot;&quot;)&amp;&quot;}}{&quot;&amp;[.F7]&amp;&quot; &quot;&amp;[.J7]&amp;IF(LEN([.H7])&gt;0;&quot;\bigbreak \footnotesize &quot;&amp;[.I7]&amp;&quot;&quot;;&quot;&quot;)&amp;&quot;~}&quot;" office:value-type="string" office:string-value="\setcounter{mycounter}{6}\renewcommand{\majuskel}{\textarmenian{Զ}}\renewcommand{\minuskel}{\textarmenian{զ}}\card{\textarmenian{\majuskel\hspace{1cm}\minuskel\bigbreak \footnotesize Զվարթնոց}}{s \textipa{[z]}\bigbreak \footnotesize Swartnotz~}" calcext:value-type="string">
            <text:p>\setcounter{mycounter}{6}\renewcommand{\majuskel}{\textarmenian{Զ}}\renewcommand{\minuskel}{\textarmenian{զ}}\card{\textarmenian{\majuskel\hspace{1cm}\minuskel\bigbreak \footnotesize Զվարթնոց}}{s \textipa{[z]}\bigbreak \footnotesize Swartnotz~}</text:p>
          </table:table-cell>
          <table:table-cell table:formula="of:=&quot;\myarmeniancard{&quot;&amp;[.D7]&amp;&quot;}{&quot;&amp;[.B7]&amp;&quot;}{&quot;&amp;[.C7]&amp;&quot;}{&quot;&amp;[.E7]&amp;&quot;}{&quot;&amp;[.F7]&amp;&quot;}{&quot;&amp;[.J7]&amp;&quot;}{&quot;&amp;[.H7]&amp;&quot;}{&quot;&amp;[.I7]&amp;&quot;}&quot;" office:value-type="string" office:string-value="\myarmeniancard{6}{Զ}{զ}{~}{s}{\textipa{[z]}}{Զվարթնոց}{Swartnotz}" calcext:value-type="string">
            <text:p>\myarmeniancard{6}{Զ}{զ}{~}{s}{\textipa{[z]}}{Զվարթնոց}{Swartnotz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Է</text:p>
          </table:table-cell>
          <table:table-cell office:value-type="string" calcext:value-type="string">
            <text:p>է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էպիկենտրոն</text:p>
          </table:table-cell>
          <table:table-cell office:value-type="string" calcext:value-type="string">
            <text:p>Epizentrum</text:p>
          </table:table-cell>
          <table:table-cell office:value-type="string" calcext:value-type="string">
            <text:p>\textipa{[\textepsilon]}</text:p>
          </table:table-cell>
          <table:table-cell table:formula="of:=&quot;\setcounter{mycounter}{&quot;&amp;[.D8]&amp;&quot;}\renewcommand{\majuskel}{\textarmenian{&quot;&amp;[.B8]&amp;&quot;}}\renewcommand{\minuskel}{\textarmenian{&quot;&amp;[.C8]&amp;&quot;}}\card{\textarmenian{\majuskel\hspace{1cm}\minuskel&quot;&amp;IF(LEN([.H8])&gt;0;&quot;\bigbreak \footnotesize &quot;&amp;[.H8]&amp;&quot;&quot;;&quot;&quot;)&amp;&quot;}}{&quot;&amp;[.F8]&amp;&quot; &quot;&amp;[.J8]&amp;IF(LEN([.H8])&gt;0;&quot;\bigbreak \footnotesize &quot;&amp;[.I8]&amp;&quot;&quot;;&quot;&quot;)&amp;&quot;~}&quot;" office:value-type="string" office:string-value="\setcounter{mycounter}{7}\renewcommand{\majuskel}{\textarmenian{Է}}\renewcommand{\minuskel}{\textarmenian{է}}\card{\textarmenian{\majuskel\hspace{1cm}\minuskel\bigbreak \footnotesize էպիկենտրոն}}{e \textipa{[\textepsilon]}\bigbreak \footnotesize Epizentrum~}" calcext:value-type="string">
            <text:p>\setcounter{mycounter}{7}\renewcommand{\majuskel}{\textarmenian{Է}}\renewcommand{\minuskel}{\textarmenian{է}}\card{\textarmenian{\majuskel\hspace{1cm}\minuskel\bigbreak \footnotesize էպիկենտրոն}}{e \textipa{[\textepsilon]}\bigbreak \footnotesize Epizentrum~}</text:p>
          </table:table-cell>
          <table:table-cell table:formula="of:=&quot;\myarmeniancard{&quot;&amp;[.D8]&amp;&quot;}{&quot;&amp;[.B8]&amp;&quot;}{&quot;&amp;[.C8]&amp;&quot;}{&quot;&amp;[.E8]&amp;&quot;}{&quot;&amp;[.F8]&amp;&quot;}{&quot;&amp;[.J8]&amp;&quot;}{&quot;&amp;[.H8]&amp;&quot;}{&quot;&amp;[.I8]&amp;&quot;}&quot;" office:value-type="string" office:string-value="\myarmeniancard{7}{Է}{է}{~}{e}{\textipa{[\textepsilon]}}{էպիկենտրոն}{Epizentrum}" calcext:value-type="string">
            <text:p>\myarmeniancard{7}{Է}{է}{~}{e}{\textipa{[\textepsilon]}}{էպիկենտրոն}{Epizentrum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Ը</text:p>
          </table:table-cell>
          <table:table-cell office:value-type="string" calcext:value-type="string">
            <text:p>ը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sen</text:p>
          </table:table-cell>
          <table:table-cell office:value-type="string" calcext:value-type="string">
            <text:p>ընդդիմություն, ընդեղեն</text:p>
          </table:table-cell>
          <table:table-cell office:value-type="string" calcext:value-type="string">
            <text:p>Opposition, Getreide</text:p>
          </table:table-cell>
          <table:table-cell office:value-type="string" calcext:value-type="string">
            <text:p>\textipa{[\textschwa]}</text:p>
          </table:table-cell>
          <table:table-cell table:formula="of:=&quot;\setcounter{mycounter}{&quot;&amp;[.D9]&amp;&quot;}\renewcommand{\majuskel}{\textarmenian{&quot;&amp;[.B9]&amp;&quot;}}\renewcommand{\minuskel}{\textarmenian{&quot;&amp;[.C9]&amp;&quot;}}\card{\textarmenian{\majuskel\hspace{1cm}\minuskel&quot;&amp;IF(LEN([.H9])&gt;0;&quot;\bigbreak \footnotesize &quot;&amp;[.H9]&amp;&quot;&quot;;&quot;&quot;)&amp;&quot;}}{&quot;&amp;[.F9]&amp;&quot; &quot;&amp;[.J9]&amp;IF(LEN([.H9])&gt;0;&quot;\bigbreak \footnotesize &quot;&amp;[.I9]&amp;&quot;&quot;;&quot;&quot;)&amp;&quot;~}&quot;" office:value-type="string" office:string-value="\setcounter{mycounter}{8}\renewcommand{\majuskel}{\textarmenian{Ը}}\renewcommand{\minuskel}{\textarmenian{ը}}\card{\textarmenian{\majuskel\hspace{1cm}\minuskel\bigbreak \footnotesize ընդդիմություն, ընդեղեն}}{e \textipa{[\textschwa]}\bigbreak \footnotesize Opposition, Getreide~}" calcext:value-type="string">
            <text:p>\setcounter{mycounter}{8}\renewcommand{\majuskel}{\textarmenian{Ը}}\renewcommand{\minuskel}{\textarmenian{ը}}\card{\textarmenian{\majuskel\hspace{1cm}\minuskel\bigbreak \footnotesize ընդդիմություն, ընդեղեն}}{e \textipa{[\textschwa]}\bigbreak \footnotesize Opposition, Getreide~}</text:p>
          </table:table-cell>
          <table:table-cell table:formula="of:=&quot;\myarmeniancard{&quot;&amp;[.D9]&amp;&quot;}{&quot;&amp;[.B9]&amp;&quot;}{&quot;&amp;[.C9]&amp;&quot;}{&quot;&amp;[.E9]&amp;&quot;}{&quot;&amp;[.F9]&amp;&quot;}{&quot;&amp;[.J9]&amp;&quot;}{&quot;&amp;[.H9]&amp;&quot;}{&quot;&amp;[.I9]&amp;&quot;}&quot;" office:value-type="string" office:string-value="\myarmeniancard{8}{Ը}{ը}{~}{e}{\textipa{[\textschwa]}}{ընդդիմություն, ընդեղեն}{Opposition, Getreide}" calcext:value-type="string">
            <text:p>\myarmeniancard{8}{Ը}{ը}{~}{e}{\textipa{[\textschwa]}}{ընդդիմություն, ընդեղեն}{Opposition, Getreide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Թ</text:p>
          </table:table-cell>
          <table:table-cell office:value-type="string" calcext:value-type="string">
            <text:p>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it Aspiration</text:p>
          </table:table-cell>
          <table:table-cell office:value-type="string" calcext:value-type="string">
            <text:p>թարգմանիչ</text:p>
          </table:table-cell>
          <table:table-cell office:value-type="string" calcext:value-type="string">
            <text:p>Dolmetscher</text:p>
          </table:table-cell>
          <table:table-cell office:value-type="string" calcext:value-type="string">
            <text:p>\textipa{[t\textsuperscript{h}]}</text:p>
          </table:table-cell>
          <table:table-cell table:formula="of:=&quot;\setcounter{mycounter}{&quot;&amp;[.D10]&amp;&quot;}\renewcommand{\majuskel}{\textarmenian{&quot;&amp;[.B10]&amp;&quot;}}\renewcommand{\minuskel}{\textarmenian{&quot;&amp;[.C10]&amp;&quot;}}\card{\textarmenian{\majuskel\hspace{1cm}\minuskel&quot;&amp;IF(LEN([.H10])&gt;0;&quot;\bigbreak \footnotesize &quot;&amp;[.H10]&amp;&quot;&quot;;&quot;&quot;)&amp;&quot;}}{&quot;&amp;[.F10]&amp;&quot; &quot;&amp;[.J10]&amp;IF(LEN([.H10])&gt;0;&quot;\bigbreak \footnotesize &quot;&amp;[.I10]&amp;&quot;&quot;;&quot;&quot;)&amp;&quot;~}&quot;" office:value-type="string" office:string-value="\setcounter{mycounter}{9}\renewcommand{\majuskel}{\textarmenian{Թ}}\renewcommand{\minuskel}{\textarmenian{թ}}\card{\textarmenian{\majuskel\hspace{1cm}\minuskel\bigbreak \footnotesize թարգմանիչ}}{t \textipa{[t\textsuperscript{h}]}\bigbreak \footnotesize Dolmetscher~}" calcext:value-type="string">
            <text:p>\setcounter{mycounter}{9}\renewcommand{\majuskel}{\textarmenian{Թ}}\renewcommand{\minuskel}{\textarmenian{թ}}\card{\textarmenian{\majuskel\hspace{1cm}\minuskel\bigbreak \footnotesize թարգմանիչ}}{t \textipa{[t\textsuperscript{h}]}\bigbreak \footnotesize Dolmetscher~}</text:p>
          </table:table-cell>
          <table:table-cell table:formula="of:=&quot;\myarmeniancard{&quot;&amp;[.D10]&amp;&quot;}{&quot;&amp;[.B10]&amp;&quot;}{&quot;&amp;[.C10]&amp;&quot;}{&quot;&amp;[.E10]&amp;&quot;}{&quot;&amp;[.F10]&amp;&quot;}{&quot;&amp;[.J10]&amp;&quot;}{&quot;&amp;[.H10]&amp;&quot;}{&quot;&amp;[.I10]&amp;&quot;}&quot;" office:value-type="string" office:string-value="\myarmeniancard{9}{Թ}{թ}{~}{t}{\textipa{[t\textsuperscript{h}]}}{թարգմանիչ}{Dolmetscher}" calcext:value-type="string">
            <text:p>\myarmeniancard{9}{Թ}{թ}{~}{t}{\textipa{[t\textsuperscript{h}]}}{թարգմանիչ}{Dolmetscher}</text:p>
          </table:table-cell>
        </table:table-row>
        <table:table-row table:style-name="ro2">
          <table:table-cell office:value-type="string" calcext:value-type="string">
            <text:p>Hajoz ajbuben</text:p>
          </table:table-cell>
          <table:table-cell office:value-type="string" calcext:value-type="string">
            <text:p>Ժ</text:p>
          </table:table-cell>
          <table:table-cell office:value-type="string" calcext:value-type="string">
            <text:p>ժ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ch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ժուռնալիստ, ժամանակագիր</text:p>
          </table:table-cell>
          <table:table-cell office:value-type="string" calcext:value-type="string">
            <text:p>Journalist, Chronist</text:p>
          </table:table-cell>
          <table:table-cell office:value-type="string" calcext:value-type="string">
            <text:p><text:span text:style-name="T3">\textipa{[\textyogh</text:span>]}</text:p>
          </table:table-cell>
          <table:table-cell table:formula="of:=&quot;\setcounter{mycounter}{&quot;&amp;[.D11]&amp;&quot;}\renewcommand{\majuskel}{\textarmenian{&quot;&amp;[.B11]&amp;&quot;}}\renewcommand{\minuskel}{\textarmenian{&quot;&amp;[.C11]&amp;&quot;}}\card{\textarmenian{\majuskel\hspace{1cm}\minuskel&quot;&amp;IF(LEN([.H11])&gt;0;&quot;\bigbreak \footnotesize &quot;&amp;[.H11]&amp;&quot;&quot;;&quot;&quot;)&amp;&quot;}}{&quot;&amp;[.F11]&amp;&quot; &quot;&amp;[.J11]&amp;IF(LEN([.H11])&gt;0;&quot;\bigbreak \footnotesize &quot;&amp;[.I11]&amp;&quot;&quot;;&quot;&quot;)&amp;&quot;~}&quot;" office:value-type="string" office:string-value="\setcounter{mycounter}{10}\renewcommand{\majuskel}{\textarmenian{Ժ}}\renewcommand{\minuskel}{\textarmenian{ժ}}\card{\textarmenian{\majuskel\hspace{1cm}\minuskel\bigbreak \footnotesize ժուռնալիստ, ժամանակագիր}}{sch \textipa{[\textyogh]}\bigbreak \footnotesize Journalist, Chronist~}" calcext:value-type="string">
            <text:p>\setcounter{mycounter}{10}\renewcommand{\majuskel}{\textarmenian{Ժ}}\renewcommand{\minuskel}{\textarmenian{ժ}}\card{\textarmenian{\majuskel\hspace{1cm}\minuskel\bigbreak \footnotesize ժուռնալիստ, ժամանակագիր}}{sch \textipa{[\textyogh]}\bigbreak \footnotesize Journalist, Chronist~}</text:p>
          </table:table-cell>
          <table:table-cell table:formula="of:=&quot;\myarmeniancard{&quot;&amp;[.D11]&amp;&quot;}{&quot;&amp;[.B11]&amp;&quot;}{&quot;&amp;[.C11]&amp;&quot;}{&quot;&amp;[.E11]&amp;&quot;}{&quot;&amp;[.F11]&amp;&quot;}{&quot;&amp;[.J11]&amp;&quot;}{&quot;&amp;[.H11]&amp;&quot;}{&quot;&amp;[.I11]&amp;&quot;}&quot;" office:value-type="string" office:string-value="\myarmeniancard{10}{Ժ}{ժ}{~}{sch}{\textipa{[\textyogh]}}{ժուռնալիստ, ժամանակագիր}{Journalist, Chronist}" calcext:value-type="string">
            <text:p>\myarmeniancard{10}{Ժ}{ժ}{~}{sch}{\textipa{[\textyogh]}}{ժուռնալիստ, ժամանակագիր}{Journalist, Chronist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Ի</text:p>
          </table:table-cell>
          <table:table-cell office:value-type="string" calcext:value-type="string">
            <text:p>ի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~</text:p>
          </table:table-cell>
          <table:table-cell table:formula="of:=+&quot;i&quot;" office:value-type="string" office:string-value="i" calcext:value-type="string">
            <text:p>i</text:p>
          </table:table-cell>
          <table:table-cell/>
          <table:table-cell office:value-type="string" calcext:value-type="string">
            <text:p>իմաստություն, իմունային համակարգ</text:p>
          </table:table-cell>
          <table:table-cell office:value-type="string" calcext:value-type="string">
            <text:p>Weisheit, Immunsystem</text:p>
          </table:table-cell>
          <table:table-cell office:value-type="string" calcext:value-type="string">
            <text:p>\textipa{[i]}</text:p>
          </table:table-cell>
          <table:table-cell table:formula="of:=&quot;\setcounter{mycounter}{&quot;&amp;[.D12]&amp;&quot;}\renewcommand{\majuskel}{\textarmenian{&quot;&amp;[.B12]&amp;&quot;}}\renewcommand{\minuskel}{\textarmenian{&quot;&amp;[.C12]&amp;&quot;}}\card{\textarmenian{\majuskel\hspace{1cm}\minuskel&quot;&amp;IF(LEN([.H12])&gt;0;&quot;\bigbreak \footnotesize &quot;&amp;[.H12]&amp;&quot;&quot;;&quot;&quot;)&amp;&quot;}}{&quot;&amp;[.F12]&amp;&quot; &quot;&amp;[.J12]&amp;IF(LEN([.H12])&gt;0;&quot;\bigbreak \footnotesize &quot;&amp;[.I12]&amp;&quot;&quot;;&quot;&quot;)&amp;&quot;~}&quot;" office:value-type="string" office:string-value="\setcounter{mycounter}{11}\renewcommand{\majuskel}{\textarmenian{Ի}}\renewcommand{\minuskel}{\textarmenian{ի}}\card{\textarmenian{\majuskel\hspace{1cm}\minuskel\bigbreak \footnotesize իմաստություն, իմունային համակարգ}}{i \textipa{[i]}\bigbreak \footnotesize Weisheit, Immunsystem~}" calcext:value-type="string">
            <text:p>\setcounter{mycounter}{11}\renewcommand{\majuskel}{\textarmenian{Ի}}\renewcommand{\minuskel}{\textarmenian{ի}}\card{\textarmenian{\majuskel\hspace{1cm}\minuskel\bigbreak \footnotesize իմաստություն, իմունային համակարգ}}{i \textipa{[i]}\bigbreak \footnotesize Weisheit, Immunsystem~}</text:p>
          </table:table-cell>
          <table:table-cell table:formula="of:=&quot;\myarmeniancard{&quot;&amp;[.D12]&amp;&quot;}{&quot;&amp;[.B12]&amp;&quot;}{&quot;&amp;[.C12]&amp;&quot;}{&quot;&amp;[.E12]&amp;&quot;}{&quot;&amp;[.F12]&amp;&quot;}{&quot;&amp;[.J12]&amp;&quot;}{&quot;&amp;[.H12]&amp;&quot;}{&quot;&amp;[.I12]&amp;&quot;}&quot;" office:value-type="string" office:string-value="\myarmeniancard{11}{Ի}{ի}{~}{i}{\textipa{[i]}}{իմաստություն, իմունային համակարգ}{Weisheit, Immunsystem}" calcext:value-type="string">
            <text:p>\myarmeniancard{11}{Ի}{ի}{~}{i}{\textipa{[i]}}{իմաստություն, իմունային համակարգ}{Weisheit, Immunsystem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Լ</text:p>
          </table:table-cell>
          <table:table-cell office:value-type="string" calcext:value-type="string">
            <text:p>լ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Լոռու մարզ</text:p>
          </table:table-cell>
          <table:table-cell office:value-type="string" calcext:value-type="string">
            <text:p>Lori Marz</text:p>
          </table:table-cell>
          <table:table-cell table:formula="of:=&quot;\textipa{[&quot;&amp;[.F13]&amp;&quot;]}&quot;" office:value-type="string" office:string-value="\textipa{[l]}" calcext:value-type="string">
            <text:p>\textipa{[l]}</text:p>
          </table:table-cell>
          <table:table-cell table:formula="of:=&quot;\setcounter{mycounter}{&quot;&amp;[.D13]&amp;&quot;}\renewcommand{\majuskel}{\textarmenian{&quot;&amp;[.B13]&amp;&quot;}}\renewcommand{\minuskel}{\textarmenian{&quot;&amp;[.C13]&amp;&quot;}}\card{\textarmenian{\majuskel\hspace{1cm}\minuskel&quot;&amp;IF(LEN([.H13])&gt;0;&quot;\bigbreak \footnotesize &quot;&amp;[.H13]&amp;&quot;&quot;;&quot;&quot;)&amp;&quot;}}{&quot;&amp;[.F13]&amp;&quot; &quot;&amp;[.J13]&amp;IF(LEN([.H13])&gt;0;&quot;\bigbreak \footnotesize &quot;&amp;[.I13]&amp;&quot;&quot;;&quot;&quot;)&amp;&quot;~}&quot;" office:value-type="string" office:string-value="\setcounter{mycounter}{12}\renewcommand{\majuskel}{\textarmenian{Լ}}\renewcommand{\minuskel}{\textarmenian{լ}}\card{\textarmenian{\majuskel\hspace{1cm}\minuskel\bigbreak \footnotesize Լոռու մարզ}}{l \textipa{[l]}\bigbreak \footnotesize Lori Marz~}" calcext:value-type="string">
            <text:p>\setcounter{mycounter}{12}\renewcommand{\majuskel}{\textarmenian{Լ}}\renewcommand{\minuskel}{\textarmenian{լ}}\card{\textarmenian{\majuskel\hspace{1cm}\minuskel\bigbreak \footnotesize Լոռու մարզ}}{l \textipa{[l]}\bigbreak \footnotesize Lori Marz~}</text:p>
          </table:table-cell>
          <table:table-cell table:formula="of:=&quot;\myarmeniancard{&quot;&amp;[.D13]&amp;&quot;}{&quot;&amp;[.B13]&amp;&quot;}{&quot;&amp;[.C13]&amp;&quot;}{&quot;&amp;[.E13]&amp;&quot;}{&quot;&amp;[.F13]&amp;&quot;}{&quot;&amp;[.J13]&amp;&quot;}{&quot;&amp;[.H13]&amp;&quot;}{&quot;&amp;[.I13]&amp;&quot;}&quot;" office:value-type="string" office:string-value="\myarmeniancard{12}{Լ}{լ}{~}{l}{\textipa{[l]}}{Լոռու մարզ}{Lori Marz}" calcext:value-type="string">
            <text:p>\myarmeniancard{12}{Լ}{լ}{~}{l}{\textipa{[l]}}{Լոռու մարզ}{Lori Marz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Խ</text:p>
          </table:table-cell>
          <table:table-cell office:value-type="string" calcext:value-type="string">
            <text:p>խ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uch</text:p>
          </table:table-cell>
          <table:table-cell office:value-type="string" calcext:value-type="string">
            <text:p>խնձորենի</text:p>
          </table:table-cell>
          <table:table-cell office:value-type="string" calcext:value-type="string">
            <text:p>Apfelbaum</text:p>
          </table:table-cell>
          <table:table-cell office:value-type="string" calcext:value-type="string">
            <text:p>\textipa{[x]}</text:p>
          </table:table-cell>
          <table:table-cell table:formula="of:=&quot;\setcounter{mycounter}{&quot;&amp;[.D14]&amp;&quot;}\renewcommand{\majuskel}{\textarmenian{&quot;&amp;[.B14]&amp;&quot;}}\renewcommand{\minuskel}{\textarmenian{&quot;&amp;[.C14]&amp;&quot;}}\card{\textarmenian{\majuskel\hspace{1cm}\minuskel&quot;&amp;IF(LEN([.H14])&gt;0;&quot;\bigbreak \footnotesize &quot;&amp;[.H14]&amp;&quot;&quot;;&quot;&quot;)&amp;&quot;}}{&quot;&amp;[.F14]&amp;&quot; &quot;&amp;[.J14]&amp;IF(LEN([.H14])&gt;0;&quot;\bigbreak \footnotesize &quot;&amp;[.I14]&amp;&quot;&quot;;&quot;&quot;)&amp;&quot;~}&quot;" office:value-type="string" office:string-value="\setcounter{mycounter}{13}\renewcommand{\majuskel}{\textarmenian{Խ}}\renewcommand{\minuskel}{\textarmenian{խ}}\card{\textarmenian{\majuskel\hspace{1cm}\minuskel\bigbreak \footnotesize խնձորենի}}{ch \textipa{[x]}\bigbreak \footnotesize Apfelbaum~}" calcext:value-type="string">
            <text:p>\setcounter{mycounter}{13}\renewcommand{\majuskel}{\textarmenian{Խ}}\renewcommand{\minuskel}{\textarmenian{խ}}\card{\textarmenian{\majuskel\hspace{1cm}\minuskel\bigbreak \footnotesize խնձորենի}}{ch \textipa{[x]}\bigbreak \footnotesize Apfelbaum~}</text:p>
          </table:table-cell>
          <table:table-cell table:formula="of:=&quot;\myarmeniancard{&quot;&amp;[.D14]&amp;&quot;}{&quot;&amp;[.B14]&amp;&quot;}{&quot;&amp;[.C14]&amp;&quot;}{&quot;&amp;[.E14]&amp;&quot;}{&quot;&amp;[.F14]&amp;&quot;}{&quot;&amp;[.J14]&amp;&quot;}{&quot;&amp;[.H14]&amp;&quot;}{&quot;&amp;[.I14]&amp;&quot;}&quot;" office:value-type="string" office:string-value="\myarmeniancard{13}{Խ}{խ}{~}{ch}{\textipa{[x]}}{խնձորենի}{Apfelbaum}" calcext:value-type="string">
            <text:p>\myarmeniancard{13}{Խ}{խ}{~}{ch}{\textipa{[x]}}{խնձորենի}{Apfelbaum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Ծ</text:p>
          </table:table-cell>
          <table:table-cell office:value-type="string" calcext:value-type="string">
            <text:p>ծ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hne Aspiration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\texttoptiebar{[ts]}</text:p>
          </table:table-cell>
          <table:table-cell table:formula="of:=&quot;\setcounter{mycounter}{&quot;&amp;[.D15]&amp;&quot;}\renewcommand{\majuskel}{\textarmenian{&quot;&amp;[.B15]&amp;&quot;}}\renewcommand{\minuskel}{\textarmenian{&quot;&amp;[.C15]&amp;&quot;}}\card{\textarmenian{\majuskel\hspace{1cm}\minuskel&quot;&amp;IF(LEN([.H15])&gt;0;&quot;\bigbreak \footnotesize &quot;&amp;[.H15]&amp;&quot;&quot;;&quot;&quot;)&amp;&quot;}}{&quot;&amp;[.F15]&amp;&quot; &quot;&amp;[.J15]&amp;IF(LEN([.H15])&gt;0;&quot;\bigbreak \footnotesize &quot;&amp;[.I15]&amp;&quot;&quot;;&quot;&quot;)&amp;&quot;~}&quot;" office:value-type="string" office:string-value="\setcounter{mycounter}{14}\renewcommand{\majuskel}{\textarmenian{Ծ}}\renewcommand{\minuskel}{\textarmenian{ծ}}\card{\textarmenian{\majuskel\hspace{1cm}\minuskel\bigbreak \footnotesize ~}}{z \texttoptiebar{[ts]}\bigbreak \footnotesize ~~}" calcext:value-type="string">
            <text:p>\setcounter{mycounter}{14}\renewcommand{\majuskel}{\textarmenian{Ծ}}\renewcommand{\minuskel}{\textarmenian{ծ}}\card{\textarmenian{\majuskel\hspace{1cm}\minuskel\bigbreak \footnotesize ~}}{z \texttoptiebar{[ts]}\bigbreak \footnotesize ~~}</text:p>
          </table:table-cell>
          <table:table-cell table:formula="of:=&quot;\myarmeniancard{&quot;&amp;[.D15]&amp;&quot;}{&quot;&amp;[.B15]&amp;&quot;}{&quot;&amp;[.C15]&amp;&quot;}{&quot;&amp;[.E15]&amp;&quot;}{&quot;&amp;[.F15]&amp;&quot;}{&quot;&amp;[.J15]&amp;&quot;}{&quot;&amp;[.H15]&amp;&quot;}{&quot;&amp;[.I15]&amp;&quot;}&quot;" office:value-type="string" office:string-value="\myarmeniancard{14}{Ծ}{ծ}{~}{z}{\texttoptiebar{[ts]}}{~}{~}" calcext:value-type="string">
            <text:p>\myarmeniancard{14}{Ծ}{ծ}{~}{z}{\texttoptiebar{[ts]}}{~}{~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Կ</text:p>
          </table:table-cell>
          <table:table-cell office:value-type="string" calcext:value-type="string">
            <text:p>կ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k</text:p>
          </table:table-cell>
          <table:table-cell/>
          <table:table-cell table:number-columns-repeated="2" office:value-type="string" calcext:value-type="string">
            <text:p>~</text:p>
          </table:table-cell>
          <table:table-cell table:formula="of:=&quot;\textipa{[&quot;&amp;[.F16]&amp;&quot;]}&quot;" office:value-type="string" office:string-value="\textipa{[k]}" calcext:value-type="string">
            <text:p>\textipa{[k]}</text:p>
          </table:table-cell>
          <table:table-cell table:formula="of:=&quot;\setcounter{mycounter}{&quot;&amp;[.D16]&amp;&quot;}\renewcommand{\majuskel}{\textarmenian{&quot;&amp;[.B16]&amp;&quot;}}\renewcommand{\minuskel}{\textarmenian{&quot;&amp;[.C16]&amp;&quot;}}\card{\textarmenian{\majuskel\hspace{1cm}\minuskel&quot;&amp;IF(LEN([.H16])&gt;0;&quot;\bigbreak \footnotesize &quot;&amp;[.H16]&amp;&quot;&quot;;&quot;&quot;)&amp;&quot;}}{&quot;&amp;[.F16]&amp;&quot; &quot;&amp;[.J16]&amp;IF(LEN([.H16])&gt;0;&quot;\bigbreak \footnotesize &quot;&amp;[.I16]&amp;&quot;&quot;;&quot;&quot;)&amp;&quot;~}&quot;" office:value-type="string" office:string-value="\setcounter{mycounter}{15}\renewcommand{\majuskel}{\textarmenian{Կ}}\renewcommand{\minuskel}{\textarmenian{կ}}\card{\textarmenian{\majuskel\hspace{1cm}\minuskel\bigbreak \footnotesize ~}}{k \textipa{[k]}\bigbreak \footnotesize ~~}" calcext:value-type="string">
            <text:p>\setcounter{mycounter}{15}\renewcommand{\majuskel}{\textarmenian{Կ}}\renewcommand{\minuskel}{\textarmenian{կ}}\card{\textarmenian{\majuskel\hspace{1cm}\minuskel\bigbreak \footnotesize ~}}{k \textipa{[k]}\bigbreak \footnotesize ~~}</text:p>
          </table:table-cell>
          <table:table-cell table:formula="of:=&quot;\myarmeniancard{&quot;&amp;[.D16]&amp;&quot;}{&quot;&amp;[.B16]&amp;&quot;}{&quot;&amp;[.C16]&amp;&quot;}{&quot;&amp;[.E16]&amp;&quot;}{&quot;&amp;[.F16]&amp;&quot;}{&quot;&amp;[.J16]&amp;&quot;}{&quot;&amp;[.H16]&amp;&quot;}{&quot;&amp;[.I16]&amp;&quot;}&quot;" office:value-type="string" office:string-value="\myarmeniancard{15}{Կ}{կ}{~}{k}{\textipa{[k]}}{~}{~}" calcext:value-type="string">
            <text:p>\myarmeniancard{15}{Կ}{կ}{~}{k}{\textipa{[k]}}{~}{~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Հ</text:p>
          </table:table-cell>
          <table:table-cell office:value-type="string" calcext:value-type="string">
            <text:p>հ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Հայաստան, Հովհաննես , Հարություն</text:p>
          </table:table-cell>
          <table:table-cell office:value-type="string" calcext:value-type="string">
            <text:p>Hayastan, Hovhannes, Harutjun</text:p>
          </table:table-cell>
          <table:table-cell table:formula="of:=&quot;\textipa{[&quot;&amp;[.F17]&amp;&quot;]}&quot;" office:value-type="string" office:string-value="\textipa{[h]}" calcext:value-type="string">
            <text:p>\textipa{[h]}</text:p>
          </table:table-cell>
          <table:table-cell table:formula="of:=&quot;\setcounter{mycounter}{&quot;&amp;[.D17]&amp;&quot;}\renewcommand{\majuskel}{\textarmenian{&quot;&amp;[.B17]&amp;&quot;}}\renewcommand{\minuskel}{\textarmenian{&quot;&amp;[.C17]&amp;&quot;}}\card{\textarmenian{\majuskel\hspace{1cm}\minuskel&quot;&amp;IF(LEN([.H17])&gt;0;&quot;\bigbreak \footnotesize &quot;&amp;[.H17]&amp;&quot;&quot;;&quot;&quot;)&amp;&quot;}}{&quot;&amp;[.F17]&amp;&quot; &quot;&amp;[.J17]&amp;IF(LEN([.H17])&gt;0;&quot;\bigbreak \footnotesize &quot;&amp;[.I17]&amp;&quot;&quot;;&quot;&quot;)&amp;&quot;~}&quot;" office:value-type="string" office:string-value="\setcounter{mycounter}{16}\renewcommand{\majuskel}{\textarmenian{Հ}}\renewcommand{\minuskel}{\textarmenian{հ}}\card{\textarmenian{\majuskel\hspace{1cm}\minuskel\bigbreak \footnotesize Հայաստան, Հովհաննես , Հարություն}}{h \textipa{[h]}\bigbreak \footnotesize Hayastan, Hovhannes, Harutjun~}" calcext:value-type="string">
            <text:p>\setcounter{mycounter}{16}\renewcommand{\majuskel}{\textarmenian{Հ}}\renewcommand{\minuskel}{\textarmenian{հ}}\card{\textarmenian{\majuskel\hspace{1cm}\minuskel\bigbreak \footnotesize Հայաստան, Հովհաննես , Հարություն}}{h \textipa{[h]}\bigbreak \footnotesize Hayastan, Hovhannes, Harutjun~}</text:p>
          </table:table-cell>
          <table:table-cell table:formula="of:=&quot;\myarmeniancard{&quot;&amp;[.D17]&amp;&quot;}{&quot;&amp;[.B17]&amp;&quot;}{&quot;&amp;[.C17]&amp;&quot;}{&quot;&amp;[.E17]&amp;&quot;}{&quot;&amp;[.F17]&amp;&quot;}{&quot;&amp;[.J17]&amp;&quot;}{&quot;&amp;[.H17]&amp;&quot;}{&quot;&amp;[.I17]&amp;&quot;}&quot;" office:value-type="string" office:string-value="\myarmeniancard{16}{Հ}{հ}{~}{h}{\textipa{[h]}}{Հայաստան, Հովհաննես , Հարություն}{Hayastan, Hovhannes, Harutjun}" calcext:value-type="string">
            <text:p>\myarmeniancard{16}{Հ}{հ}{~}{h}{\textipa{[h]}}{Հայաստան, Հովհաննես , Հարություն}{Hayastan, Hovhannes, Harutjun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Ձ</text:p>
          </table:table-cell>
          <table:table-cell office:value-type="string" calcext:value-type="string">
            <text:p>ձ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s</text:p>
          </table:table-cell>
          <table:table-cell/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\texttoptiebar{[dz]}</text:p>
          </table:table-cell>
          <table:table-cell table:formula="of:=&quot;\setcounter{mycounter}{&quot;&amp;[.D18]&amp;&quot;}\renewcommand{\majuskel}{\textarmenian{&quot;&amp;[.B18]&amp;&quot;}}\renewcommand{\minuskel}{\textarmenian{&quot;&amp;[.C18]&amp;&quot;}}\card{\textarmenian{\majuskel\hspace{1cm}\minuskel&quot;&amp;IF(LEN([.H18])&gt;0;&quot;\bigbreak \footnotesize &quot;&amp;[.H18]&amp;&quot;&quot;;&quot;&quot;)&amp;&quot;}}{&quot;&amp;[.F18]&amp;&quot; &quot;&amp;[.J18]&amp;IF(LEN([.H18])&gt;0;&quot;\bigbreak \footnotesize &quot;&amp;[.I18]&amp;&quot;&quot;;&quot;&quot;)&amp;&quot;~}&quot;" office:value-type="string" office:string-value="\setcounter{mycounter}{17}\renewcommand{\majuskel}{\textarmenian{Ձ}}\renewcommand{\minuskel}{\textarmenian{ձ}}\card{\textarmenian{\majuskel\hspace{1cm}\minuskel\bigbreak \footnotesize ~}}{ds \texttoptiebar{[dz]}\bigbreak \footnotesize ~~}" calcext:value-type="string">
            <text:p>\setcounter{mycounter}{17}\renewcommand{\majuskel}{\textarmenian{Ձ}}\renewcommand{\minuskel}{\textarmenian{ձ}}\card{\textarmenian{\majuskel\hspace{1cm}\minuskel\bigbreak \footnotesize ~}}{ds \texttoptiebar{[dz]}\bigbreak \footnotesize ~~}</text:p>
          </table:table-cell>
          <table:table-cell table:formula="of:=&quot;\myarmeniancard{&quot;&amp;[.D18]&amp;&quot;}{&quot;&amp;[.B18]&amp;&quot;}{&quot;&amp;[.C18]&amp;&quot;}{&quot;&amp;[.E18]&amp;&quot;}{&quot;&amp;[.F18]&amp;&quot;}{&quot;&amp;[.J18]&amp;&quot;}{&quot;&amp;[.H18]&amp;&quot;}{&quot;&amp;[.I18]&amp;&quot;}&quot;" office:value-type="string" office:string-value="\myarmeniancard{17}{Ձ}{ձ}{~}{ds}{\texttoptiebar{[dz]}}{~}{~}" calcext:value-type="string">
            <text:p>\myarmeniancard{17}{Ձ}{ձ}{~}{ds}{\texttoptiebar{[dz]}}{~}{~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Ղ</text:p>
          </table:table-cell>
          <table:table-cell office:value-type="string" calcext:value-type="string">
            <text:p>ղ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wie frz. r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\textipa{[\textscr]}</text:p>
          </table:table-cell>
          <table:table-cell table:formula="of:=&quot;\setcounter{mycounter}{&quot;&amp;[.D19]&amp;&quot;}\renewcommand{\majuskel}{\textarmenian{&quot;&amp;[.B19]&amp;&quot;}}\renewcommand{\minuskel}{\textarmenian{&quot;&amp;[.C19]&amp;&quot;}}\card{\textarmenian{\majuskel\hspace{1cm}\minuskel&quot;&amp;IF(LEN([.H19])&gt;0;&quot;\bigbreak \footnotesize &quot;&amp;[.H19]&amp;&quot;&quot;;&quot;&quot;)&amp;&quot;}}{&quot;&amp;[.F19]&amp;&quot; &quot;&amp;[.J19]&amp;IF(LEN([.H19])&gt;0;&quot;\bigbreak \footnotesize &quot;&amp;[.I19]&amp;&quot;&quot;;&quot;&quot;)&amp;&quot;~}&quot;" office:value-type="string" office:string-value="\setcounter{mycounter}{18}\renewcommand{\majuskel}{\textarmenian{Ղ}}\renewcommand{\minuskel}{\textarmenian{ղ}}\card{\textarmenian{\majuskel\hspace{1cm}\minuskel\bigbreak \footnotesize ~}}{gh \textipa{[\textscr]}\bigbreak \footnotesize ~~}" calcext:value-type="string">
            <text:p>\setcounter{mycounter}{18}\renewcommand{\majuskel}{\textarmenian{Ղ}}\renewcommand{\minuskel}{\textarmenian{ղ}}\card{\textarmenian{\majuskel\hspace{1cm}\minuskel\bigbreak \footnotesize ~}}{gh \textipa{[\textscr]}\bigbreak \footnotesize ~~}</text:p>
          </table:table-cell>
          <table:table-cell table:formula="of:=&quot;\myarmeniancard{&quot;&amp;[.D19]&amp;&quot;}{&quot;&amp;[.B19]&amp;&quot;}{&quot;&amp;[.C19]&amp;&quot;}{&quot;&amp;[.E19]&amp;&quot;}{&quot;&amp;[.F19]&amp;&quot;}{&quot;&amp;[.J19]&amp;&quot;}{&quot;&amp;[.H19]&amp;&quot;}{&quot;&amp;[.I19]&amp;&quot;}&quot;" office:value-type="string" office:string-value="\myarmeniancard{18}{Ղ}{ղ}{~}{gh}{\textipa{[\textscr]}}{~}{~}" calcext:value-type="string">
            <text:p>\myarmeniancard{18}{Ղ}{ղ}{~}{gh}{\textipa{[\textscr]}}{~}{~}</text:p>
          </table:table-cell>
        </table:table-row>
        <table:table-row table:style-name="ro2">
          <table:table-cell office:value-type="string" calcext:value-type="string">
            <text:p>Hajoz ajbuben</text:p>
          </table:table-cell>
          <table:table-cell office:value-type="string" calcext:value-type="string">
            <text:p>Ճ</text:p>
          </table:table-cell>
          <table:table-cell office:value-type="string" calcext:value-type="string">
            <text:p>ճ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ch</text:p>
          </table:table-cell>
          <table:table-cell office:value-type="string" calcext:value-type="string">
            <text:p>ohne Aspiration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<text:span text:style-name="T3">\texttoptiebar{[t\textesh</text:span>]}</text:p>
          </table:table-cell>
          <table:table-cell table:formula="of:=&quot;\setcounter{mycounter}{&quot;&amp;[.D20]&amp;&quot;}\renewcommand{\majuskel}{\textarmenian{&quot;&amp;[.B20]&amp;&quot;}}\renewcommand{\minuskel}{\textarmenian{&quot;&amp;[.C20]&amp;&quot;}}\card{\textarmenian{\majuskel\hspace{1cm}\minuskel&quot;&amp;IF(LEN([.H20])&gt;0;&quot;\bigbreak \footnotesize &quot;&amp;[.H20]&amp;&quot;&quot;;&quot;&quot;)&amp;&quot;}}{&quot;&amp;[.F20]&amp;&quot; &quot;&amp;[.J20]&amp;IF(LEN([.H20])&gt;0;&quot;\bigbreak \footnotesize &quot;&amp;[.I20]&amp;&quot;&quot;;&quot;&quot;)&amp;&quot;~}&quot;" office:value-type="string" office:string-value="\setcounter{mycounter}{19}\renewcommand{\majuskel}{\textarmenian{Ճ}}\renewcommand{\minuskel}{\textarmenian{ճ}}\card{\textarmenian{\majuskel\hspace{1cm}\minuskel\bigbreak \footnotesize ~}}{tsch \texttoptiebar{[t\textesh]}\bigbreak \footnotesize ~~}" calcext:value-type="string">
            <text:p>\setcounter{mycounter}{19}\renewcommand{\majuskel}{\textarmenian{Ճ}}\renewcommand{\minuskel}{\textarmenian{ճ}}\card{\textarmenian{\majuskel\hspace{1cm}\minuskel\bigbreak \footnotesize ~}}{tsch \texttoptiebar{[t\textesh]}\bigbreak \footnotesize ~~}</text:p>
          </table:table-cell>
          <table:table-cell table:formula="of:=&quot;\myarmeniancard{&quot;&amp;[.D20]&amp;&quot;}{&quot;&amp;[.B20]&amp;&quot;}{&quot;&amp;[.C20]&amp;&quot;}{&quot;&amp;[.E20]&amp;&quot;}{&quot;&amp;[.F20]&amp;&quot;}{&quot;&amp;[.J20]&amp;&quot;}{&quot;&amp;[.H20]&amp;&quot;}{&quot;&amp;[.I20]&amp;&quot;}&quot;" office:value-type="string" office:string-value="\myarmeniancard{19}{Ճ}{ճ}{~}{tsch}{\texttoptiebar{[t\textesh]}}{~}{~}" calcext:value-type="string">
            <text:p>\myarmeniancard{19}{Ճ}{ճ}{~}{tsch}{\texttoptiebar{[t\textesh]}}{~}{~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Մ</text:p>
          </table:table-cell>
          <table:table-cell office:value-type="string" calcext:value-type="string">
            <text:p>մ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Մեսրոպ, մամուլ</text:p>
          </table:table-cell>
          <table:table-cell office:value-type="string" calcext:value-type="string">
            <text:p>Mesrop, Mamul</text:p>
          </table:table-cell>
          <table:table-cell table:formula="of:=&quot;\textipa{[&quot;&amp;[.F21]&amp;&quot;]}&quot;" office:value-type="string" office:string-value="\textipa{[m]}" calcext:value-type="string">
            <text:p>\textipa{[m]}</text:p>
          </table:table-cell>
          <table:table-cell table:formula="of:=&quot;\setcounter{mycounter}{&quot;&amp;[.D21]&amp;&quot;}\renewcommand{\majuskel}{\textarmenian{&quot;&amp;[.B21]&amp;&quot;}}\renewcommand{\minuskel}{\textarmenian{&quot;&amp;[.C21]&amp;&quot;}}\card{\textarmenian{\majuskel\hspace{1cm}\minuskel&quot;&amp;IF(LEN([.H21])&gt;0;&quot;\bigbreak \footnotesize &quot;&amp;[.H21]&amp;&quot;&quot;;&quot;&quot;)&amp;&quot;}}{&quot;&amp;[.F21]&amp;&quot; &quot;&amp;[.J21]&amp;IF(LEN([.H21])&gt;0;&quot;\bigbreak \footnotesize &quot;&amp;[.I21]&amp;&quot;&quot;;&quot;&quot;)&amp;&quot;~}&quot;" office:value-type="string" office:string-value="\setcounter{mycounter}{20}\renewcommand{\majuskel}{\textarmenian{Մ}}\renewcommand{\minuskel}{\textarmenian{մ}}\card{\textarmenian{\majuskel\hspace{1cm}\minuskel\bigbreak \footnotesize Մեսրոպ, մամուլ}}{m \textipa{[m]}\bigbreak \footnotesize Mesrop, Mamul~}" calcext:value-type="string">
            <text:p>\setcounter{mycounter}{20}\renewcommand{\majuskel}{\textarmenian{Մ}}\renewcommand{\minuskel}{\textarmenian{մ}}\card{\textarmenian{\majuskel\hspace{1cm}\minuskel\bigbreak \footnotesize Մեսրոպ, մամուլ}}{m \textipa{[m]}\bigbreak \footnotesize Mesrop, Mamul~}</text:p>
          </table:table-cell>
          <table:table-cell table:formula="of:=&quot;\myarmeniancard{&quot;&amp;[.D21]&amp;&quot;}{&quot;&amp;[.B21]&amp;&quot;}{&quot;&amp;[.C21]&amp;&quot;}{&quot;&amp;[.E21]&amp;&quot;}{&quot;&amp;[.F21]&amp;&quot;}{&quot;&amp;[.J21]&amp;&quot;}{&quot;&amp;[.H21]&amp;&quot;}{&quot;&amp;[.I21]&amp;&quot;}&quot;" office:value-type="string" office:string-value="\myarmeniancard{20}{Մ}{մ}{~}{m}{\textipa{[m]}}{Մեսրոպ, մամուլ}{Mesrop, Mamul}" calcext:value-type="string">
            <text:p>\myarmeniancard{20}{Մ}{մ}{~}{m}{\textipa{[m]}}{Մեսրոպ, մամուլ}{Mesrop, Mamul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Յ</text:p>
          </table:table-cell>
          <table:table-cell office:value-type="string" calcext:value-type="string">
            <text:p>յ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j</text:p>
          </table:table-cell>
          <table:table-cell/>
          <table:table-cell table:number-columns-repeated="2" office:value-type="string" calcext:value-type="string">
            <text:p>~</text:p>
          </table:table-cell>
          <table:table-cell table:formula="of:=&quot;\textipa{[&quot;&amp;[.F22]&amp;&quot;]}&quot;" office:value-type="string" office:string-value="\textipa{[j]}" calcext:value-type="string">
            <text:p>\textipa{[j]}</text:p>
          </table:table-cell>
          <table:table-cell table:formula="of:=&quot;\setcounter{mycounter}{&quot;&amp;[.D22]&amp;&quot;}\renewcommand{\majuskel}{\textarmenian{&quot;&amp;[.B22]&amp;&quot;}}\renewcommand{\minuskel}{\textarmenian{&quot;&amp;[.C22]&amp;&quot;}}\card{\textarmenian{\majuskel\hspace{1cm}\minuskel&quot;&amp;IF(LEN([.H22])&gt;0;&quot;\bigbreak \footnotesize &quot;&amp;[.H22]&amp;&quot;&quot;;&quot;&quot;)&amp;&quot;}}{&quot;&amp;[.F22]&amp;&quot; &quot;&amp;[.J22]&amp;IF(LEN([.H22])&gt;0;&quot;\bigbreak \footnotesize &quot;&amp;[.I22]&amp;&quot;&quot;;&quot;&quot;)&amp;&quot;~}&quot;" office:value-type="string" office:string-value="\setcounter{mycounter}{21}\renewcommand{\majuskel}{\textarmenian{Յ}}\renewcommand{\minuskel}{\textarmenian{յ}}\card{\textarmenian{\majuskel\hspace{1cm}\minuskel\bigbreak \footnotesize ~}}{j \textipa{[j]}\bigbreak \footnotesize ~~}" calcext:value-type="string">
            <text:p>\setcounter{mycounter}{21}\renewcommand{\majuskel}{\textarmenian{Յ}}\renewcommand{\minuskel}{\textarmenian{յ}}\card{\textarmenian{\majuskel\hspace{1cm}\minuskel\bigbreak \footnotesize ~}}{j \textipa{[j]}\bigbreak \footnotesize ~~}</text:p>
          </table:table-cell>
          <table:table-cell table:formula="of:=&quot;\myarmeniancard{&quot;&amp;[.D22]&amp;&quot;}{&quot;&amp;[.B22]&amp;&quot;}{&quot;&amp;[.C22]&amp;&quot;}{&quot;&amp;[.E22]&amp;&quot;}{&quot;&amp;[.F22]&amp;&quot;}{&quot;&amp;[.J22]&amp;&quot;}{&quot;&amp;[.H22]&amp;&quot;}{&quot;&amp;[.I22]&amp;&quot;}&quot;" office:value-type="string" office:string-value="\myarmeniancard{21}{Յ}{յ}{~}{j}{\textipa{[j]}}{~}{~}" calcext:value-type="string">
            <text:p>\myarmeniancard{21}{Յ}{յ}{~}{j}{\textipa{[j]}}{~}{~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Ն</text:p>
          </table:table-cell>
          <table:table-cell office:value-type="string" calcext:value-type="string">
            <text:p>ն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Նոր Նորք, Նարինէ</text:p>
          </table:table-cell>
          <table:table-cell office:value-type="string" calcext:value-type="string">
            <text:p>Nor Nork, Narine</text:p>
          </table:table-cell>
          <table:table-cell office:value-type="string" calcext:value-type="string">
            <text:p>\textipa{[n], [\ng]}</text:p>
          </table:table-cell>
          <table:table-cell table:formula="of:=&quot;\setcounter{mycounter}{&quot;&amp;[.D23]&amp;&quot;}\renewcommand{\majuskel}{\textarmenian{&quot;&amp;[.B23]&amp;&quot;}}\renewcommand{\minuskel}{\textarmenian{&quot;&amp;[.C23]&amp;&quot;}}\card{\textarmenian{\majuskel\hspace{1cm}\minuskel&quot;&amp;IF(LEN([.H23])&gt;0;&quot;\bigbreak \footnotesize &quot;&amp;[.H23]&amp;&quot;&quot;;&quot;&quot;)&amp;&quot;}}{&quot;&amp;[.F23]&amp;&quot; &quot;&amp;[.J23]&amp;IF(LEN([.H23])&gt;0;&quot;\bigbreak \footnotesize &quot;&amp;[.I23]&amp;&quot;&quot;;&quot;&quot;)&amp;&quot;~}&quot;" office:value-type="string" office:string-value="\setcounter{mycounter}{22}\renewcommand{\majuskel}{\textarmenian{Ն}}\renewcommand{\minuskel}{\textarmenian{ն}}\card{\textarmenian{\majuskel\hspace{1cm}\minuskel\bigbreak \footnotesize Նոր Նորք, Նարինէ}}{n \textipa{[n], [\ng]}\bigbreak \footnotesize Nor Nork, Narine~}" calcext:value-type="string">
            <text:p>\setcounter{mycounter}{22}\renewcommand{\majuskel}{\textarmenian{Ն}}\renewcommand{\minuskel}{\textarmenian{ն}}\card{\textarmenian{\majuskel\hspace{1cm}\minuskel\bigbreak \footnotesize Նոր Նորք, Նարինէ}}{n \textipa{[n], [\ng]}\bigbreak \footnotesize Nor Nork, Narine~}</text:p>
          </table:table-cell>
          <table:table-cell table:formula="of:=&quot;\myarmeniancard{&quot;&amp;[.D23]&amp;&quot;}{&quot;&amp;[.B23]&amp;&quot;}{&quot;&amp;[.C23]&amp;&quot;}{&quot;&amp;[.E23]&amp;&quot;}{&quot;&amp;[.F23]&amp;&quot;}{&quot;&amp;[.J23]&amp;&quot;}{&quot;&amp;[.H23]&amp;&quot;}{&quot;&amp;[.I23]&amp;&quot;}&quot;" office:value-type="string" office:string-value="\myarmeniancard{22}{Ն}{ն}{~}{n}{\textipa{[n], [\ng]}}{Նոր Նորք, Նարինէ}{Nor Nork, Narine}" calcext:value-type="string">
            <text:p>\myarmeniancard{22}{Ն}{ն}{~}{n}{\textipa{[n], [\ng]}}{Նոր Նորք, Նարինէ}{Nor Nork, Narine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Շ</text:p>
          </table:table-cell>
          <table:table-cell office:value-type="string" calcext:value-type="string">
            <text:p>շ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ch</text:p>
          </table:table-cell>
          <table:table-cell/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\textipa{[\textesh]}</text:p>
          </table:table-cell>
          <table:table-cell table:formula="of:=&quot;\setcounter{mycounter}{&quot;&amp;[.D24]&amp;&quot;}\renewcommand{\majuskel}{\textarmenian{&quot;&amp;[.B24]&amp;&quot;}}\renewcommand{\minuskel}{\textarmenian{&quot;&amp;[.C24]&amp;&quot;}}\card{\textarmenian{\majuskel\hspace{1cm}\minuskel&quot;&amp;IF(LEN([.H24])&gt;0;&quot;\bigbreak \footnotesize &quot;&amp;[.H24]&amp;&quot;&quot;;&quot;&quot;)&amp;&quot;}}{&quot;&amp;[.F24]&amp;&quot; &quot;&amp;[.J24]&amp;IF(LEN([.H24])&gt;0;&quot;\bigbreak \footnotesize &quot;&amp;[.I24]&amp;&quot;&quot;;&quot;&quot;)&amp;&quot;~}&quot;" office:value-type="string" office:string-value="\setcounter{mycounter}{23}\renewcommand{\majuskel}{\textarmenian{Շ}}\renewcommand{\minuskel}{\textarmenian{շ}}\card{\textarmenian{\majuskel\hspace{1cm}\minuskel\bigbreak \footnotesize ~}}{sch \textipa{[\textesh]}\bigbreak \footnotesize ~~}" calcext:value-type="string">
            <text:p>\setcounter{mycounter}{23}\renewcommand{\majuskel}{\textarmenian{Շ}}\renewcommand{\minuskel}{\textarmenian{շ}}\card{\textarmenian{\majuskel\hspace{1cm}\minuskel\bigbreak \footnotesize ~}}{sch \textipa{[\textesh]}\bigbreak \footnotesize ~~}</text:p>
          </table:table-cell>
          <table:table-cell table:formula="of:=&quot;\myarmeniancard{&quot;&amp;[.D24]&amp;&quot;}{&quot;&amp;[.B24]&amp;&quot;}{&quot;&amp;[.C24]&amp;&quot;}{&quot;&amp;[.E24]&amp;&quot;}{&quot;&amp;[.F24]&amp;&quot;}{&quot;&amp;[.J24]&amp;&quot;}{&quot;&amp;[.H24]&amp;&quot;}{&quot;&amp;[.I24]&amp;&quot;}&quot;" office:value-type="string" office:string-value="\myarmeniancard{23}{Շ}{շ}{~}{sch}{\textipa{[\textesh]}}{~}{~}" calcext:value-type="string">
            <text:p>\myarmeniancard{23}{Շ}{շ}{~}{sch}{\textipa{[\textesh]}}{~}{~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Ո</text:p>
          </table:table-cell>
          <table:table-cell office:value-type="string" calcext:value-type="string">
            <text:p>ո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(w)o</text:p>
          </table:table-cell>
          <table:table-cell/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\textipa{[vo], [o]}</text:p>
          </table:table-cell>
          <table:table-cell table:formula="of:=&quot;\setcounter{mycounter}{&quot;&amp;[.D25]&amp;&quot;}\renewcommand{\majuskel}{\textarmenian{&quot;&amp;[.B25]&amp;&quot;}}\renewcommand{\minuskel}{\textarmenian{&quot;&amp;[.C25]&amp;&quot;}}\card{\textarmenian{\majuskel\hspace{1cm}\minuskel&quot;&amp;IF(LEN([.H25])&gt;0;&quot;\bigbreak \footnotesize &quot;&amp;[.H25]&amp;&quot;&quot;;&quot;&quot;)&amp;&quot;}}{&quot;&amp;[.F25]&amp;&quot; &quot;&amp;[.J25]&amp;IF(LEN([.H25])&gt;0;&quot;\bigbreak \footnotesize &quot;&amp;[.I25]&amp;&quot;&quot;;&quot;&quot;)&amp;&quot;~}&quot;" office:value-type="string" office:string-value="\setcounter{mycounter}{24}\renewcommand{\majuskel}{\textarmenian{Ո}}\renewcommand{\minuskel}{\textarmenian{ո}}\card{\textarmenian{\majuskel\hspace{1cm}\minuskel\bigbreak \footnotesize ~}}{(w)o \textipa{[vo], [o]}\bigbreak \footnotesize ~~}" calcext:value-type="string">
            <text:p>\setcounter{mycounter}{24}\renewcommand{\majuskel}{\textarmenian{Ո}}\renewcommand{\minuskel}{\textarmenian{ո}}\card{\textarmenian{\majuskel\hspace{1cm}\minuskel\bigbreak \footnotesize ~}}{(w)o \textipa{[vo], [o]}\bigbreak \footnotesize ~~}</text:p>
          </table:table-cell>
          <table:table-cell table:formula="of:=&quot;\myarmeniancard{&quot;&amp;[.D25]&amp;&quot;}{&quot;&amp;[.B25]&amp;&quot;}{&quot;&amp;[.C25]&amp;&quot;}{&quot;&amp;[.E25]&amp;&quot;}{&quot;&amp;[.F25]&amp;&quot;}{&quot;&amp;[.J25]&amp;&quot;}{&quot;&amp;[.H25]&amp;&quot;}{&quot;&amp;[.I25]&amp;&quot;}&quot;" office:value-type="string" office:string-value="\myarmeniancard{24}{Ո}{ո}{~}{(w)o}{\textipa{[vo], [o]}}{~}{~}" calcext:value-type="string">
            <text:p>\myarmeniancard{24}{Ո}{ո}{~}{(w)o}{\textipa{[vo], [o]}}{~}{~}</text:p>
          </table:table-cell>
        </table:table-row>
        <table:table-row table:style-name="ro2">
          <table:table-cell office:value-type="string" calcext:value-type="string">
            <text:p>Hajoz ajbuben</text:p>
          </table:table-cell>
          <table:table-cell office:value-type="string" calcext:value-type="string">
            <text:p>Չ</text:p>
          </table:table-cell>
          <table:table-cell office:value-type="string" calcext:value-type="string">
            <text:p>չ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ch</text:p>
          </table:table-cell>
          <table:table-cell/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<text:span text:style-name="T3">\texttoptiebar{[t\textesh\textsuperscript{h}</text:span>]}</text:p>
          </table:table-cell>
          <table:table-cell table:formula="of:=&quot;\setcounter{mycounter}{&quot;&amp;[.D26]&amp;&quot;}\renewcommand{\majuskel}{\textarmenian{&quot;&amp;[.B26]&amp;&quot;}}\renewcommand{\minuskel}{\textarmenian{&quot;&amp;[.C26]&amp;&quot;}}\card{\textarmenian{\majuskel\hspace{1cm}\minuskel&quot;&amp;IF(LEN([.H26])&gt;0;&quot;\bigbreak \footnotesize &quot;&amp;[.H26]&amp;&quot;&quot;;&quot;&quot;)&amp;&quot;}}{&quot;&amp;[.F26]&amp;&quot; &quot;&amp;[.J26]&amp;IF(LEN([.H26])&gt;0;&quot;\bigbreak \footnotesize &quot;&amp;[.I26]&amp;&quot;&quot;;&quot;&quot;)&amp;&quot;~}&quot;" office:value-type="string" office:string-value="\setcounter{mycounter}{25}\renewcommand{\majuskel}{\textarmenian{Չ}}\renewcommand{\minuskel}{\textarmenian{չ}}\card{\textarmenian{\majuskel\hspace{1cm}\minuskel\bigbreak \footnotesize ~}}{tsch \texttoptiebar{[t\textesh\textsuperscript{h}]}\bigbreak \footnotesize ~~}" calcext:value-type="string">
            <text:p>\setcounter{mycounter}{25}\renewcommand{\majuskel}{\textarmenian{Չ}}\renewcommand{\minuskel}{\textarmenian{չ}}\card{\textarmenian{\majuskel\hspace{1cm}\minuskel\bigbreak \footnotesize ~}}{tsch \texttoptiebar{[t\textesh\textsuperscript{h}]}\bigbreak \footnotesize ~~}</text:p>
          </table:table-cell>
          <table:table-cell table:formula="of:=&quot;\myarmeniancard{&quot;&amp;[.D26]&amp;&quot;}{&quot;&amp;[.B26]&amp;&quot;}{&quot;&amp;[.C26]&amp;&quot;}{&quot;&amp;[.E26]&amp;&quot;}{&quot;&amp;[.F26]&amp;&quot;}{&quot;&amp;[.J26]&amp;&quot;}{&quot;&amp;[.H26]&amp;&quot;}{&quot;&amp;[.I26]&amp;&quot;}&quot;" office:value-type="string" office:string-value="\myarmeniancard{25}{Չ}{չ}{~}{tsch}{\texttoptiebar{[t\textesh\textsuperscript{h}]}}{~}{~}" calcext:value-type="string">
            <text:p>\myarmeniancard{25}{Չ}{չ}{~}{tsch}{\texttoptiebar{[t\textesh\textsuperscript{h}]}}{~}{~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Պ</text:p>
          </table:table-cell>
          <table:table-cell office:value-type="string" calcext:value-type="string">
            <text:p>պ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hne Aspiration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\textipa{[p]}</text:p>
          </table:table-cell>
          <table:table-cell table:formula="of:=&quot;\setcounter{mycounter}{&quot;&amp;[.D27]&amp;&quot;}\renewcommand{\majuskel}{\textarmenian{&quot;&amp;[.B27]&amp;&quot;}}\renewcommand{\minuskel}{\textarmenian{&quot;&amp;[.C27]&amp;&quot;}}\card{\textarmenian{\majuskel\hspace{1cm}\minuskel&quot;&amp;IF(LEN([.H27])&gt;0;&quot;\bigbreak \footnotesize &quot;&amp;[.H27]&amp;&quot;&quot;;&quot;&quot;)&amp;&quot;}}{&quot;&amp;[.F27]&amp;&quot; &quot;&amp;[.J27]&amp;IF(LEN([.H27])&gt;0;&quot;\bigbreak \footnotesize &quot;&amp;[.I27]&amp;&quot;&quot;;&quot;&quot;)&amp;&quot;~}&quot;" office:value-type="string" office:string-value="\setcounter{mycounter}{26}\renewcommand{\majuskel}{\textarmenian{Պ}}\renewcommand{\minuskel}{\textarmenian{պ}}\card{\textarmenian{\majuskel\hspace{1cm}\minuskel\bigbreak \footnotesize ~}}{p \textipa{[p]}\bigbreak \footnotesize ~~}" calcext:value-type="string">
            <text:p>\setcounter{mycounter}{26}\renewcommand{\majuskel}{\textarmenian{Պ}}\renewcommand{\minuskel}{\textarmenian{պ}}\card{\textarmenian{\majuskel\hspace{1cm}\minuskel\bigbreak \footnotesize ~}}{p \textipa{[p]}\bigbreak \footnotesize ~~}</text:p>
          </table:table-cell>
          <table:table-cell table:formula="of:=&quot;\myarmeniancard{&quot;&amp;[.D27]&amp;&quot;}{&quot;&amp;[.B27]&amp;&quot;}{&quot;&amp;[.C27]&amp;&quot;}{&quot;&amp;[.E27]&amp;&quot;}{&quot;&amp;[.F27]&amp;&quot;}{&quot;&amp;[.J27]&amp;&quot;}{&quot;&amp;[.H27]&amp;&quot;}{&quot;&amp;[.I27]&amp;&quot;}&quot;" office:value-type="string" office:string-value="\myarmeniancard{26}{Պ}{պ}{~}{p}{\textipa{[p]}}{~}{~}" calcext:value-type="string">
            <text:p>\myarmeniancard{26}{Պ}{պ}{~}{p}{\textipa{[p]}}{~}{~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Ջ</text:p>
          </table:table-cell>
          <table:table-cell office:value-type="string" calcext:value-type="string">
            <text:p>ջ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sch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Ջերմուկ</text:p>
          </table:table-cell>
          <table:table-cell office:value-type="string" calcext:value-type="string">
            <text:p>Jermuk</text:p>
          </table:table-cell>
          <table:table-cell office:value-type="string" calcext:value-type="string">
            <text:p>\texttoptiebar{[d\textyogh]}</text:p>
          </table:table-cell>
          <table:table-cell table:formula="of:=&quot;\setcounter{mycounter}{&quot;&amp;[.D28]&amp;&quot;}\renewcommand{\majuskel}{\textarmenian{&quot;&amp;[.B28]&amp;&quot;}}\renewcommand{\minuskel}{\textarmenian{&quot;&amp;[.C28]&amp;&quot;}}\card{\textarmenian{\majuskel\hspace{1cm}\minuskel&quot;&amp;IF(LEN([.H28])&gt;0;&quot;\bigbreak \footnotesize &quot;&amp;[.H28]&amp;&quot;&quot;;&quot;&quot;)&amp;&quot;}}{&quot;&amp;[.F28]&amp;&quot; &quot;&amp;[.J28]&amp;IF(LEN([.H28])&gt;0;&quot;\bigbreak \footnotesize &quot;&amp;[.I28]&amp;&quot;&quot;;&quot;&quot;)&amp;&quot;~}&quot;" office:value-type="string" office:string-value="\setcounter{mycounter}{27}\renewcommand{\majuskel}{\textarmenian{Ջ}}\renewcommand{\minuskel}{\textarmenian{ջ}}\card{\textarmenian{\majuskel\hspace{1cm}\minuskel\bigbreak \footnotesize Ջերմուկ}}{dsch \texttoptiebar{[d\textyogh]}\bigbreak \footnotesize Jermuk~}" calcext:value-type="string">
            <text:p>\setcounter{mycounter}{27}\renewcommand{\majuskel}{\textarmenian{Ջ}}\renewcommand{\minuskel}{\textarmenian{ջ}}\card{\textarmenian{\majuskel\hspace{1cm}\minuskel\bigbreak \footnotesize Ջերմուկ}}{dsch \texttoptiebar{[d\textyogh]}\bigbreak \footnotesize Jermuk~}</text:p>
          </table:table-cell>
          <table:table-cell table:formula="of:=&quot;\myarmeniancard{&quot;&amp;[.D28]&amp;&quot;}{&quot;&amp;[.B28]&amp;&quot;}{&quot;&amp;[.C28]&amp;&quot;}{&quot;&amp;[.E28]&amp;&quot;}{&quot;&amp;[.F28]&amp;&quot;}{&quot;&amp;[.J28]&amp;&quot;}{&quot;&amp;[.H28]&amp;&quot;}{&quot;&amp;[.I28]&amp;&quot;}&quot;" office:value-type="string" office:string-value="\myarmeniancard{27}{Ջ}{ջ}{~}{dsch}{\texttoptiebar{[d\textyogh]}}{Ջերմուկ}{Jermuk}" calcext:value-type="string">
            <text:p>\myarmeniancard{27}{Ջ}{ջ}{~}{dsch}{\texttoptiebar{[d\textyogh]}}{Ջերմուկ}{Jermuk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Ռ</text:p>
          </table:table-cell>
          <table:table-cell office:value-type="string" calcext:value-type="string">
            <text:p>ռ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rollt</text:p>
          </table:table-cell>
          <table:table-cell table:number-columns-repeated="2" office:value-type="string" calcext:value-type="string">
            <text:p>~</text:p>
          </table:table-cell>
          <table:table-cell table:formula="of:=&quot;\textipa{[&quot;&amp;[.F29]&amp;&quot;]}&quot;" office:value-type="string" office:string-value="\textipa{[r]}" calcext:value-type="string">
            <text:p>\textipa{[r]}</text:p>
          </table:table-cell>
          <table:table-cell table:formula="of:=&quot;\setcounter{mycounter}{&quot;&amp;[.D29]&amp;&quot;}\renewcommand{\majuskel}{\textarmenian{&quot;&amp;[.B29]&amp;&quot;}}\renewcommand{\minuskel}{\textarmenian{&quot;&amp;[.C29]&amp;&quot;}}\card{\textarmenian{\majuskel\hspace{1cm}\minuskel&quot;&amp;IF(LEN([.H29])&gt;0;&quot;\bigbreak \footnotesize &quot;&amp;[.H29]&amp;&quot;&quot;;&quot;&quot;)&amp;&quot;}}{&quot;&amp;[.F29]&amp;&quot; &quot;&amp;[.J29]&amp;IF(LEN([.H29])&gt;0;&quot;\bigbreak \footnotesize &quot;&amp;[.I29]&amp;&quot;&quot;;&quot;&quot;)&amp;&quot;~}&quot;" office:value-type="string" office:string-value="\setcounter{mycounter}{28}\renewcommand{\majuskel}{\textarmenian{Ռ}}\renewcommand{\minuskel}{\textarmenian{ռ}}\card{\textarmenian{\majuskel\hspace{1cm}\minuskel\bigbreak \footnotesize ~}}{r \textipa{[r]}\bigbreak \footnotesize ~~}" calcext:value-type="string">
            <text:p>\setcounter{mycounter}{28}\renewcommand{\majuskel}{\textarmenian{Ռ}}\renewcommand{\minuskel}{\textarmenian{ռ}}\card{\textarmenian{\majuskel\hspace{1cm}\minuskel\bigbreak \footnotesize ~}}{r \textipa{[r]}\bigbreak \footnotesize ~~}</text:p>
          </table:table-cell>
          <table:table-cell table:formula="of:=&quot;\myarmeniancard{&quot;&amp;[.D29]&amp;&quot;}{&quot;&amp;[.B29]&amp;&quot;}{&quot;&amp;[.C29]&amp;&quot;}{&quot;&amp;[.E29]&amp;&quot;}{&quot;&amp;[.F29]&amp;&quot;}{&quot;&amp;[.J29]&amp;&quot;}{&quot;&amp;[.H29]&amp;&quot;}{&quot;&amp;[.I29]&amp;&quot;}&quot;" office:value-type="string" office:string-value="\myarmeniancard{28}{Ռ}{ռ}{~}{r}{\textipa{[r]}}{~}{~}" calcext:value-type="string">
            <text:p>\myarmeniancard{28}{Ռ}{ռ}{~}{r}{\textipa{[r]}}{~}{~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Ս</text:p>
          </table:table-cell>
          <table:table-cell office:value-type="string" calcext:value-type="string">
            <text:p>ս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paß/Ass</text:p>
          </table:table-cell>
          <table:table-cell office:value-type="string" calcext:value-type="string">
            <text:p>Սրբուհի, Սոնա</text:p>
          </table:table-cell>
          <table:table-cell office:value-type="string" calcext:value-type="string">
            <text:p>Srbuhi, Sona</text:p>
          </table:table-cell>
          <table:table-cell table:formula="of:=&quot;\textipa{[&quot;&amp;[.F30]&amp;&quot;]}&quot;" office:value-type="string" office:string-value="\textipa{[s]}" calcext:value-type="string">
            <text:p>\textipa{[s]}</text:p>
          </table:table-cell>
          <table:table-cell table:formula="of:=&quot;\setcounter{mycounter}{&quot;&amp;[.D30]&amp;&quot;}\renewcommand{\majuskel}{\textarmenian{&quot;&amp;[.B30]&amp;&quot;}}\renewcommand{\minuskel}{\textarmenian{&quot;&amp;[.C30]&amp;&quot;}}\card{\textarmenian{\majuskel\hspace{1cm}\minuskel&quot;&amp;IF(LEN([.H30])&gt;0;&quot;\bigbreak \footnotesize &quot;&amp;[.H30]&amp;&quot;&quot;;&quot;&quot;)&amp;&quot;}}{&quot;&amp;[.F30]&amp;&quot; &quot;&amp;[.J30]&amp;IF(LEN([.H30])&gt;0;&quot;\bigbreak \footnotesize &quot;&amp;[.I30]&amp;&quot;&quot;;&quot;&quot;)&amp;&quot;~}&quot;" office:value-type="string" office:string-value="\setcounter{mycounter}{29}\renewcommand{\majuskel}{\textarmenian{Ս}}\renewcommand{\minuskel}{\textarmenian{ս}}\card{\textarmenian{\majuskel\hspace{1cm}\minuskel\bigbreak \footnotesize Սրբուհի, Սոնա}}{s \textipa{[s]}\bigbreak \footnotesize Srbuhi, Sona~}" calcext:value-type="string">
            <text:p>\setcounter{mycounter}{29}\renewcommand{\majuskel}{\textarmenian{Ս}}\renewcommand{\minuskel}{\textarmenian{ս}}\card{\textarmenian{\majuskel\hspace{1cm}\minuskel\bigbreak \footnotesize Սրբուհի, Սոնա}}{s \textipa{[s]}\bigbreak \footnotesize Srbuhi, Sona~}</text:p>
          </table:table-cell>
          <table:table-cell table:formula="of:=&quot;\myarmeniancard{&quot;&amp;[.D30]&amp;&quot;}{&quot;&amp;[.B30]&amp;&quot;}{&quot;&amp;[.C30]&amp;&quot;}{&quot;&amp;[.E30]&amp;&quot;}{&quot;&amp;[.F30]&amp;&quot;}{&quot;&amp;[.J30]&amp;&quot;}{&quot;&amp;[.H30]&amp;&quot;}{&quot;&amp;[.I30]&amp;&quot;}&quot;" office:value-type="string" office:string-value="\myarmeniancard{29}{Ս}{ս}{~}{s}{\textipa{[s]}}{Սրբուհի, Սոնա}{Srbuhi, Sona}" calcext:value-type="string">
            <text:p>\myarmeniancard{29}{Ս}{ս}{~}{s}{\textipa{[s]}}{Սրբուհի, Սոնա}{Srbuhi, Sona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Վ</text:p>
          </table:table-cell>
          <table:table-cell office:value-type="string" calcext:value-type="string">
            <text:p>վ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</text:p>
          </table:table-cell>
          <table:table-cell table:formula="of:=&quot;wie engl. v&quot;" office:value-type="string" office:string-value="wie engl. v" calcext:value-type="string">
            <text:p>wie engl. v</text:p>
          </table:table-cell>
          <table:table-cell office:value-type="string" calcext:value-type="string">
            <text:p>Վանաձոր, Վիքիպեդիա</text:p>
          </table:table-cell>
          <table:table-cell office:value-type="string" calcext:value-type="string">
            <text:p>Vanadzor, Wikipedia</text:p>
          </table:table-cell>
          <table:table-cell office:value-type="string" calcext:value-type="string">
            <text:p>\textipa{[v]}</text:p>
          </table:table-cell>
          <table:table-cell table:formula="of:=&quot;\setcounter{mycounter}{&quot;&amp;[.D31]&amp;&quot;}\renewcommand{\majuskel}{\textarmenian{&quot;&amp;[.B31]&amp;&quot;}}\renewcommand{\minuskel}{\textarmenian{&quot;&amp;[.C31]&amp;&quot;}}\card{\textarmenian{\majuskel\hspace{1cm}\minuskel&quot;&amp;IF(LEN([.H31])&gt;0;&quot;\bigbreak \footnotesize &quot;&amp;[.H31]&amp;&quot;&quot;;&quot;&quot;)&amp;&quot;}}{&quot;&amp;[.F31]&amp;&quot; &quot;&amp;[.J31]&amp;IF(LEN([.H31])&gt;0;&quot;\bigbreak \footnotesize &quot;&amp;[.I31]&amp;&quot;&quot;;&quot;&quot;)&amp;&quot;~}&quot;" office:value-type="string" office:string-value="\setcounter{mycounter}{30}\renewcommand{\majuskel}{\textarmenian{Վ}}\renewcommand{\minuskel}{\textarmenian{վ}}\card{\textarmenian{\majuskel\hspace{1cm}\minuskel\bigbreak \footnotesize Վանաձոր, Վիքիպեդիա}}{w \textipa{[v]}\bigbreak \footnotesize Vanadzor, Wikipedia~}" calcext:value-type="string">
            <text:p>\setcounter{mycounter}{30}\renewcommand{\majuskel}{\textarmenian{Վ}}\renewcommand{\minuskel}{\textarmenian{վ}}\card{\textarmenian{\majuskel\hspace{1cm}\minuskel\bigbreak \footnotesize Վանաձոր, Վիքիպեդիա}}{w \textipa{[v]}\bigbreak \footnotesize Vanadzor, Wikipedia~}</text:p>
          </table:table-cell>
          <table:table-cell table:formula="of:=&quot;\myarmeniancard{&quot;&amp;[.D31]&amp;&quot;}{&quot;&amp;[.B31]&amp;&quot;}{&quot;&amp;[.C31]&amp;&quot;}{&quot;&amp;[.E31]&amp;&quot;}{&quot;&amp;[.F31]&amp;&quot;}{&quot;&amp;[.J31]&amp;&quot;}{&quot;&amp;[.H31]&amp;&quot;}{&quot;&amp;[.I31]&amp;&quot;}&quot;" office:value-type="string" office:string-value="\myarmeniancard{30}{Վ}{վ}{~}{w}{\textipa{[v]}}{Վանաձոր, Վիքիպեդիա}{Vanadzor, Wikipedia}" calcext:value-type="string">
            <text:p>\myarmeniancard{30}{Վ}{վ}{~}{w}{\textipa{[v]}}{Վանաձոր, Վիքիպեդիա}{Vanadzor, Wikipedia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Տ</text:p>
          </table:table-cell>
          <table:table-cell office:value-type="string" calcext:value-type="string">
            <text:p>տ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hne Aspiration</text:p>
          </table:table-cell>
          <table:table-cell office:value-type="string" calcext:value-type="string">
            <text:p>Տաթևիկ, Տիգրան</text:p>
          </table:table-cell>
          <table:table-cell office:value-type="string" calcext:value-type="string">
            <text:p>Dtatevik, Tigran</text:p>
          </table:table-cell>
          <table:table-cell office:value-type="string" calcext:value-type="string">
            <text:p>\textipa{[t]}</text:p>
          </table:table-cell>
          <table:table-cell table:formula="of:=&quot;\setcounter{mycounter}{&quot;&amp;[.D32]&amp;&quot;}\renewcommand{\majuskel}{\textarmenian{&quot;&amp;[.B32]&amp;&quot;}}\renewcommand{\minuskel}{\textarmenian{&quot;&amp;[.C32]&amp;&quot;}}\card{\textarmenian{\majuskel\hspace{1cm}\minuskel&quot;&amp;IF(LEN([.H32])&gt;0;&quot;\bigbreak \footnotesize &quot;&amp;[.H32]&amp;&quot;&quot;;&quot;&quot;)&amp;&quot;}}{&quot;&amp;[.F32]&amp;&quot; &quot;&amp;[.J32]&amp;IF(LEN([.H32])&gt;0;&quot;\bigbreak \footnotesize &quot;&amp;[.I32]&amp;&quot;&quot;;&quot;&quot;)&amp;&quot;~}&quot;" office:value-type="string" office:string-value="\setcounter{mycounter}{31}\renewcommand{\majuskel}{\textarmenian{Տ}}\renewcommand{\minuskel}{\textarmenian{տ}}\card{\textarmenian{\majuskel\hspace{1cm}\minuskel\bigbreak \footnotesize Տաթևիկ, Տիգրան}}{t \textipa{[t]}\bigbreak \footnotesize Dtatevik, Tigran~}" calcext:value-type="string">
            <text:p>\setcounter{mycounter}{31}\renewcommand{\majuskel}{\textarmenian{Տ}}\renewcommand{\minuskel}{\textarmenian{տ}}\card{\textarmenian{\majuskel\hspace{1cm}\minuskel\bigbreak \footnotesize Տաթևիկ, Տիգրան}}{t \textipa{[t]}\bigbreak \footnotesize Dtatevik, Tigran~}</text:p>
          </table:table-cell>
          <table:table-cell table:formula="of:=&quot;\myarmeniancard{&quot;&amp;[.D32]&amp;&quot;}{&quot;&amp;[.B32]&amp;&quot;}{&quot;&amp;[.C32]&amp;&quot;}{&quot;&amp;[.E32]&amp;&quot;}{&quot;&amp;[.F32]&amp;&quot;}{&quot;&amp;[.J32]&amp;&quot;}{&quot;&amp;[.H32]&amp;&quot;}{&quot;&amp;[.I32]&amp;&quot;}&quot;" office:value-type="string" office:string-value="\myarmeniancard{31}{Տ}{տ}{~}{t}{\textipa{[t]}}{Տաթևիկ, Տիգրան}{Dtatevik, Tigran}" calcext:value-type="string">
            <text:p>\myarmeniancard{31}{Տ}{տ}{~}{t}{\textipa{[t]}}{Տաթևիկ, Տիգրան}{Dtatevik, Tigran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Ր</text:p>
          </table:table-cell>
          <table:table-cell office:value-type="string" calcext:value-type="string">
            <text:p>ր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</text:p>
          </table:table-cell>
          <table:table-cell table:formula="of:=&quot;wie engl. r&quot;" office:value-type="string" office:string-value="wie engl. r" calcext:value-type="string">
            <text:p>wie engl. r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\textipa{[\textturnr]}</text:p>
          </table:table-cell>
          <table:table-cell table:formula="of:=&quot;\setcounter{mycounter}{&quot;&amp;[.D33]&amp;&quot;}\renewcommand{\majuskel}{\textarmenian{&quot;&amp;[.B33]&amp;&quot;}}\renewcommand{\minuskel}{\textarmenian{&quot;&amp;[.C33]&amp;&quot;}}\card{\textarmenian{\majuskel\hspace{1cm}\minuskel&quot;&amp;IF(LEN([.H33])&gt;0;&quot;\bigbreak \footnotesize &quot;&amp;[.H33]&amp;&quot;&quot;;&quot;&quot;)&amp;&quot;}}{&quot;&amp;[.F33]&amp;&quot; &quot;&amp;[.J33]&amp;IF(LEN([.H33])&gt;0;&quot;\bigbreak \footnotesize &quot;&amp;[.I33]&amp;&quot;&quot;;&quot;&quot;)&amp;&quot;~}&quot;" office:value-type="string" office:string-value="\setcounter{mycounter}{32}\renewcommand{\majuskel}{\textarmenian{Ր}}\renewcommand{\minuskel}{\textarmenian{ր}}\card{\textarmenian{\majuskel\hspace{1cm}\minuskel\bigbreak \footnotesize ~}}{r \textipa{[\textturnr]}\bigbreak \footnotesize ~~}" calcext:value-type="string">
            <text:p>\setcounter{mycounter}{32}\renewcommand{\majuskel}{\textarmenian{Ր}}\renewcommand{\minuskel}{\textarmenian{ր}}\card{\textarmenian{\majuskel\hspace{1cm}\minuskel\bigbreak \footnotesize ~}}{r \textipa{[\textturnr]}\bigbreak \footnotesize ~~}</text:p>
          </table:table-cell>
          <table:table-cell table:formula="of:=&quot;\myarmeniancard{&quot;&amp;[.D33]&amp;&quot;}{&quot;&amp;[.B33]&amp;&quot;}{&quot;&amp;[.C33]&amp;&quot;}{&quot;&amp;[.E33]&amp;&quot;}{&quot;&amp;[.F33]&amp;&quot;}{&quot;&amp;[.J33]&amp;&quot;}{&quot;&amp;[.H33]&amp;&quot;}{&quot;&amp;[.I33]&amp;&quot;}&quot;" office:value-type="string" office:string-value="\myarmeniancard{32}{Ր}{ր}{~}{r}{\textipa{[\textturnr]}}{~}{~}" calcext:value-type="string">
            <text:p>\myarmeniancard{32}{Ր}{ր}{~}{r}{\textipa{[\textturnr]}}{~}{~}</text:p>
          </table:table-cell>
        </table:table-row>
        <table:table-row table:style-name="ro2">
          <table:table-cell office:value-type="string" calcext:value-type="string">
            <text:p>Hajoz ajbuben</text:p>
          </table:table-cell>
          <table:table-cell office:value-type="string" calcext:value-type="string">
            <text:p>Ց</text:p>
          </table:table-cell>
          <table:table-cell office:value-type="string" calcext:value-type="string">
            <text:p>ց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z</text:p>
          </table:table-cell>
          <table:table-cell table:formula="of:=&quot;wie deutsch z&quot;" office:value-type="string" office:string-value="wie deutsch z" calcext:value-type="string">
            <text:p>wie deutsch z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<text:span text:style-name="T3">\texttoptiebar{[ts\textsuperscript{h}</text:span>]}</text:p>
          </table:table-cell>
          <table:table-cell table:formula="of:=&quot;\setcounter{mycounter}{&quot;&amp;[.D34]&amp;&quot;}\renewcommand{\majuskel}{\textarmenian{&quot;&amp;[.B34]&amp;&quot;}}\renewcommand{\minuskel}{\textarmenian{&quot;&amp;[.C34]&amp;&quot;}}\card{\textarmenian{\majuskel\hspace{1cm}\minuskel&quot;&amp;IF(LEN([.H34])&gt;0;&quot;\bigbreak \footnotesize &quot;&amp;[.H34]&amp;&quot;&quot;;&quot;&quot;)&amp;&quot;}}{&quot;&amp;[.F34]&amp;&quot; &quot;&amp;[.J34]&amp;IF(LEN([.H34])&gt;0;&quot;\bigbreak \footnotesize &quot;&amp;[.I34]&amp;&quot;&quot;;&quot;&quot;)&amp;&quot;~}&quot;" office:value-type="string" office:string-value="\setcounter{mycounter}{33}\renewcommand{\majuskel}{\textarmenian{Ց}}\renewcommand{\minuskel}{\textarmenian{ց}}\card{\textarmenian{\majuskel\hspace{1cm}\minuskel\bigbreak \footnotesize ~}}{z \texttoptiebar{[ts\textsuperscript{h}]}\bigbreak \footnotesize ~~}" calcext:value-type="string">
            <text:p>\setcounter{mycounter}{33}\renewcommand{\majuskel}{\textarmenian{Ց}}\renewcommand{\minuskel}{\textarmenian{ց}}\card{\textarmenian{\majuskel\hspace{1cm}\minuskel\bigbreak \footnotesize ~}}{z \texttoptiebar{[ts\textsuperscript{h}]}\bigbreak \footnotesize ~~}</text:p>
          </table:table-cell>
          <table:table-cell table:formula="of:=&quot;\myarmeniancard{&quot;&amp;[.D34]&amp;&quot;}{&quot;&amp;[.B34]&amp;&quot;}{&quot;&amp;[.C34]&amp;&quot;}{&quot;&amp;[.E34]&amp;&quot;}{&quot;&amp;[.F34]&amp;&quot;}{&quot;&amp;[.J34]&amp;&quot;}{&quot;&amp;[.H34]&amp;&quot;}{&quot;&amp;[.I34]&amp;&quot;}&quot;" office:value-type="string" office:string-value="\myarmeniancard{33}{Ց}{ց}{~}{z}{\texttoptiebar{[ts\textsuperscript{h}]}}{~}{~}" calcext:value-type="string">
            <text:p>\myarmeniancard{33}{Ց}{ց}{~}{z}{\texttoptiebar{[ts\textsuperscript{h}]}}{~}{~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Ւ</text:p>
          </table:table-cell>
          <table:table-cell office:value-type="string" calcext:value-type="string">
            <text:p>ւ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,u</text:p>
          </table:table-cell>
          <table:table-cell/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\textipa{[v], [u]}</text:p>
          </table:table-cell>
          <table:table-cell table:formula="of:=&quot;\setcounter{mycounter}{&quot;&amp;[.D35]&amp;&quot;}\renewcommand{\majuskel}{\textarmenian{&quot;&amp;[.B35]&amp;&quot;}}\renewcommand{\minuskel}{\textarmenian{&quot;&amp;[.C35]&amp;&quot;}}\card{\textarmenian{\majuskel\hspace{1cm}\minuskel&quot;&amp;IF(LEN([.H35])&gt;0;&quot;\bigbreak \footnotesize &quot;&amp;[.H35]&amp;&quot;&quot;;&quot;&quot;)&amp;&quot;}}{&quot;&amp;[.F35]&amp;&quot; &quot;&amp;[.J35]&amp;IF(LEN([.H35])&gt;0;&quot;\bigbreak \footnotesize &quot;&amp;[.I35]&amp;&quot;&quot;;&quot;&quot;)&amp;&quot;~}&quot;" office:value-type="string" office:string-value="\setcounter{mycounter}{34}\renewcommand{\majuskel}{\textarmenian{Ւ}}\renewcommand{\minuskel}{\textarmenian{ւ}}\card{\textarmenian{\majuskel\hspace{1cm}\minuskel\bigbreak \footnotesize ~}}{w,u \textipa{[v], [u]}\bigbreak \footnotesize ~~}" calcext:value-type="string">
            <text:p>\setcounter{mycounter}{34}\renewcommand{\majuskel}{\textarmenian{Ւ}}\renewcommand{\minuskel}{\textarmenian{ւ}}\card{\textarmenian{\majuskel\hspace{1cm}\minuskel\bigbreak \footnotesize ~}}{w,u \textipa{[v], [u]}\bigbreak \footnotesize ~~}</text:p>
          </table:table-cell>
          <table:table-cell table:formula="of:=&quot;\myarmeniancard{&quot;&amp;[.D35]&amp;&quot;}{&quot;&amp;[.B35]&amp;&quot;}{&quot;&amp;[.C35]&amp;&quot;}{&quot;&amp;[.E35]&amp;&quot;}{&quot;&amp;[.F35]&amp;&quot;}{&quot;&amp;[.J35]&amp;&quot;}{&quot;&amp;[.H35]&amp;&quot;}{&quot;&amp;[.I35]&amp;&quot;}&quot;" office:value-type="string" office:string-value="\myarmeniancard{34}{Ւ}{ւ}{~}{w,u}{\textipa{[v], [u]}}{~}{~}" calcext:value-type="string">
            <text:p>\myarmeniancard{34}{Ւ}{ւ}{~}{w,u}{\textipa{[v], [u]}}{~}{~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Փ</text:p>
          </table:table-cell>
          <table:table-cell office:value-type="string" calcext:value-type="string">
            <text:p>փ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ie hochdeutsch p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\textipa{p\textsuperscript{h}}</text:p>
          </table:table-cell>
          <table:table-cell table:formula="of:=&quot;\setcounter{mycounter}{&quot;&amp;[.D36]&amp;&quot;}\renewcommand{\majuskel}{\textarmenian{&quot;&amp;[.B36]&amp;&quot;}}\renewcommand{\minuskel}{\textarmenian{&quot;&amp;[.C36]&amp;&quot;}}\card{\textarmenian{\majuskel\hspace{1cm}\minuskel&quot;&amp;IF(LEN([.H36])&gt;0;&quot;\bigbreak \footnotesize &quot;&amp;[.H36]&amp;&quot;&quot;;&quot;&quot;)&amp;&quot;}}{&quot;&amp;[.F36]&amp;&quot; &quot;&amp;[.J36]&amp;IF(LEN([.H36])&gt;0;&quot;\bigbreak \footnotesize &quot;&amp;[.I36]&amp;&quot;&quot;;&quot;&quot;)&amp;&quot;~}&quot;" office:value-type="string" office:string-value="\setcounter{mycounter}{35}\renewcommand{\majuskel}{\textarmenian{Փ}}\renewcommand{\minuskel}{\textarmenian{փ}}\card{\textarmenian{\majuskel\hspace{1cm}\minuskel\bigbreak \footnotesize ~}}{p \textipa{p\textsuperscript{h}}\bigbreak \footnotesize ~~}" calcext:value-type="string">
            <text:p>\setcounter{mycounter}{35}\renewcommand{\majuskel}{\textarmenian{Փ}}\renewcommand{\minuskel}{\textarmenian{փ}}\card{\textarmenian{\majuskel\hspace{1cm}\minuskel\bigbreak \footnotesize ~}}{p \textipa{p\textsuperscript{h}}\bigbreak \footnotesize ~~}</text:p>
          </table:table-cell>
          <table:table-cell table:formula="of:=&quot;\myarmeniancard{&quot;&amp;[.D36]&amp;&quot;}{&quot;&amp;[.B36]&amp;&quot;}{&quot;&amp;[.C36]&amp;&quot;}{&quot;&amp;[.E36]&amp;&quot;}{&quot;&amp;[.F36]&amp;&quot;}{&quot;&amp;[.J36]&amp;&quot;}{&quot;&amp;[.H36]&amp;&quot;}{&quot;&amp;[.I36]&amp;&quot;}&quot;" office:value-type="string" office:string-value="\myarmeniancard{35}{Փ}{փ}{~}{p}{\textipa{p\textsuperscript{h}}}{~}{~}" calcext:value-type="string">
            <text:p>\myarmeniancard{35}{Փ}{փ}{~}{p}{\textipa{p\textsuperscript{h}}}{~}{~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Ք</text:p>
          </table:table-cell>
          <table:table-cell office:value-type="string" calcext:value-type="string">
            <text:p>ք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wie hochdeutsch k</text:p>
          </table:table-cell>
          <table:table-cell office:value-type="string" calcext:value-type="string">
            <text:p>Քանաքեր-Զեյթուն</text:p>
          </table:table-cell>
          <table:table-cell/>
          <table:table-cell office:value-type="string" calcext:value-type="string">
            <text:p>\textipa{k\textsuperscript{h}}</text:p>
          </table:table-cell>
          <table:table-cell table:formula="of:=&quot;\setcounter{mycounter}{&quot;&amp;[.D37]&amp;&quot;}\renewcommand{\majuskel}{\textarmenian{&quot;&amp;[.B37]&amp;&quot;}}\renewcommand{\minuskel}{\textarmenian{&quot;&amp;[.C37]&amp;&quot;}}\card{\textarmenian{\majuskel\hspace{1cm}\minuskel&quot;&amp;IF(LEN([.H37])&gt;0;&quot;\bigbreak \footnotesize &quot;&amp;[.H37]&amp;&quot;&quot;;&quot;&quot;)&amp;&quot;}}{&quot;&amp;[.F37]&amp;&quot; &quot;&amp;[.J37]&amp;IF(LEN([.H37])&gt;0;&quot;\bigbreak \footnotesize &quot;&amp;[.I37]&amp;&quot;&quot;;&quot;&quot;)&amp;&quot;~}&quot;" office:value-type="string" office:string-value="\setcounter{mycounter}{36}\renewcommand{\majuskel}{\textarmenian{Ք}}\renewcommand{\minuskel}{\textarmenian{ք}}\card{\textarmenian{\majuskel\hspace{1cm}\minuskel\bigbreak \footnotesize Քանաքեր-Զեյթուն}}{k \textipa{k\textsuperscript{h}}\bigbreak \footnotesize ~}" calcext:value-type="string">
            <text:p>\setcounter{mycounter}{36}\renewcommand{\majuskel}{\textarmenian{Ք}}\renewcommand{\minuskel}{\textarmenian{ք}}\card{\textarmenian{\majuskel\hspace{1cm}\minuskel\bigbreak \footnotesize Քանաքեր-Զեյթուն}}{k \textipa{k\textsuperscript{h}}\bigbreak \footnotesize ~}</text:p>
          </table:table-cell>
          <table:table-cell table:formula="of:=&quot;\myarmeniancard{&quot;&amp;[.D37]&amp;&quot;}{&quot;&amp;[.B37]&amp;&quot;}{&quot;&amp;[.C37]&amp;&quot;}{&quot;&amp;[.E37]&amp;&quot;}{&quot;&amp;[.F37]&amp;&quot;}{&quot;&amp;[.J37]&amp;&quot;}{&quot;&amp;[.H37]&amp;&quot;}{&quot;&amp;[.I37]&amp;&quot;}&quot;" office:value-type="string" office:string-value="\myarmeniancard{36}{Ք}{ք}{~}{k}{\textipa{k\textsuperscript{h}}}{Քանաքեր-Զեյթուն}{}" calcext:value-type="string">
            <text:p>\myarmeniancard{36}{Ք}{ք}{~}{k}{\textipa{k\textsuperscript{h}}}{Քանաքեր-Զեյթուն}{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Օ</text:p>
          </table:table-cell>
          <table:table-cell office:value-type="string" calcext:value-type="string">
            <text:p>օ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~</text:p>
          </table:table-cell>
          <table:table-cell table:formula="of:=&quot;\textipa{[&quot;&amp;[.F38]&amp;&quot;]}&quot;" office:value-type="string" office:string-value="\textipa{[o]}" calcext:value-type="string">
            <text:p>\textipa{[o]}</text:p>
          </table:table-cell>
          <table:table-cell table:formula="of:=&quot;\setcounter{mycounter}{&quot;&amp;[.D38]&amp;&quot;}\renewcommand{\majuskel}{\textarmenian{&quot;&amp;[.B38]&amp;&quot;}}\renewcommand{\minuskel}{\textarmenian{&quot;&amp;[.C38]&amp;&quot;}}\card{\textarmenian{\majuskel\hspace{1cm}\minuskel&quot;&amp;IF(LEN([.H38])&gt;0;&quot;\bigbreak \footnotesize &quot;&amp;[.H38]&amp;&quot;&quot;;&quot;&quot;)&amp;&quot;}}{&quot;&amp;[.F38]&amp;&quot; &quot;&amp;[.J38]&amp;IF(LEN([.H38])&gt;0;&quot;\bigbreak \footnotesize &quot;&amp;[.I38]&amp;&quot;&quot;;&quot;&quot;)&amp;&quot;~}&quot;" office:value-type="string" office:string-value="\setcounter{mycounter}{38}\renewcommand{\majuskel}{\textarmenian{Օ}}\renewcommand{\minuskel}{\textarmenian{օ}}\card{\textarmenian{\majuskel\hspace{1cm}\minuskel\bigbreak \footnotesize ~}}{o \textipa{[o]}\bigbreak \footnotesize ~~}" calcext:value-type="string">
            <text:p>\setcounter{mycounter}{38}\renewcommand{\majuskel}{\textarmenian{Օ}}\renewcommand{\minuskel}{\textarmenian{օ}}\card{\textarmenian{\majuskel\hspace{1cm}\minuskel\bigbreak \footnotesize ~}}{o \textipa{[o]}\bigbreak \footnotesize ~~}</text:p>
          </table:table-cell>
          <table:table-cell table:formula="of:=&quot;\myarmeniancard{&quot;&amp;[.D38]&amp;&quot;}{&quot;&amp;[.B38]&amp;&quot;}{&quot;&amp;[.C38]&amp;&quot;}{&quot;&amp;[.E38]&amp;&quot;}{&quot;&amp;[.F38]&amp;&quot;}{&quot;&amp;[.J38]&amp;&quot;}{&quot;&amp;[.H38]&amp;&quot;}{&quot;&amp;[.I38]&amp;&quot;}&quot;" office:value-type="string" office:string-value="\myarmeniancard{38}{Օ}{օ}{~}{o}{\textipa{[o]}}{~}{~}" calcext:value-type="string">
            <text:p>\myarmeniancard{38}{Օ}{օ}{~}{o}{\textipa{[o]}}{~}{~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Ֆ</text:p>
          </table:table-cell>
          <table:table-cell office:value-type="string" calcext:value-type="string">
            <text:p>ֆ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~</text:p>
          </table:table-cell>
          <table:table-cell table:formula="of:=&quot;\textipa{[&quot;&amp;[.F39]&amp;&quot;]}&quot;" office:value-type="string" office:string-value="\textipa{[f]}" calcext:value-type="string">
            <text:p>\textipa{[f]}</text:p>
          </table:table-cell>
          <table:table-cell table:formula="of:=&quot;\setcounter{mycounter}{&quot;&amp;[.D39]&amp;&quot;}\renewcommand{\majuskel}{\textarmenian{&quot;&amp;[.B39]&amp;&quot;}}\renewcommand{\minuskel}{\textarmenian{&quot;&amp;[.C39]&amp;&quot;}}\card{\textarmenian{\majuskel\hspace{1cm}\minuskel&quot;&amp;IF(LEN([.H39])&gt;0;&quot;\bigbreak \footnotesize &quot;&amp;[.H39]&amp;&quot;&quot;;&quot;&quot;)&amp;&quot;}}{&quot;&amp;[.F39]&amp;&quot; &quot;&amp;[.J39]&amp;IF(LEN([.H39])&gt;0;&quot;\bigbreak \footnotesize &quot;&amp;[.I39]&amp;&quot;&quot;;&quot;&quot;)&amp;&quot;~}&quot;" office:value-type="string" office:string-value="\setcounter{mycounter}{39}\renewcommand{\majuskel}{\textarmenian{Ֆ}}\renewcommand{\minuskel}{\textarmenian{ֆ}}\card{\textarmenian{\majuskel\hspace{1cm}\minuskel\bigbreak \footnotesize ~}}{f \textipa{[f]}\bigbreak \footnotesize ~~}" calcext:value-type="string">
            <text:p>\setcounter{mycounter}{39}\renewcommand{\majuskel}{\textarmenian{Ֆ}}\renewcommand{\minuskel}{\textarmenian{ֆ}}\card{\textarmenian{\majuskel\hspace{1cm}\minuskel\bigbreak \footnotesize ~}}{f \textipa{[f]}\bigbreak \footnotesize ~~}</text:p>
          </table:table-cell>
          <table:table-cell table:formula="of:=&quot;\myarmeniancard{&quot;&amp;[.D39]&amp;&quot;}{&quot;&amp;[.B39]&amp;&quot;}{&quot;&amp;[.C39]&amp;&quot;}{&quot;&amp;[.E39]&amp;&quot;}{&quot;&amp;[.F39]&amp;&quot;}{&quot;&amp;[.J39]&amp;&quot;}{&quot;&amp;[.H39]&amp;&quot;}{&quot;&amp;[.I39]&amp;&quot;}&quot;" office:value-type="string" office:string-value="\myarmeniancard{39}{Ֆ}{ֆ}{~}{f}{\textipa{[f]}}{~}{~}" calcext:value-type="string">
            <text:p>\myarmeniancard{39}{Ֆ}{ֆ}{~}{f}{\textipa{[f]}}{~}{~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 office:value-type="string" calcext:value-type="string">
            <text:p>Ու</text:p>
          </table:table-cell>
          <table:table-cell office:value-type="string" calcext:value-type="string">
            <text:p>ու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</text:p>
          </table:table-cell>
          <table:table-cell/>
          <table:table-cell table:number-columns-repeated="2" office:value-type="string" calcext:value-type="string">
            <text:p>~</text:p>
          </table:table-cell>
          <table:table-cell table:formula="of:=&quot;\textipa{[&quot;&amp;[.F40]&amp;&quot;]}&quot;" office:value-type="string" office:string-value="\textipa{[u]}" calcext:value-type="string">
            <text:p>\textipa{[u]}</text:p>
          </table:table-cell>
          <table:table-cell table:formula="of:=&quot;\setcounter{mycounter}{&quot;&amp;[.D40]&amp;&quot;}\renewcommand{\majuskel}{\textarmenian{&quot;&amp;[.B40]&amp;&quot;}}\renewcommand{\minuskel}{\textarmenian{&quot;&amp;[.C40]&amp;&quot;}}\card{\textarmenian{\majuskel\hspace{1cm}\minuskel&quot;&amp;IF(LEN([.H40])&gt;0;&quot;\bigbreak \footnotesize &quot;&amp;[.H40]&amp;&quot;&quot;;&quot;&quot;)&amp;&quot;}}{&quot;&amp;[.F40]&amp;&quot; &quot;&amp;[.J40]&amp;IF(LEN([.H40])&gt;0;&quot;\bigbreak \footnotesize &quot;&amp;[.I40]&amp;&quot;&quot;;&quot;&quot;)&amp;&quot;~}&quot;" office:value-type="string" office:string-value="\setcounter{mycounter}{34}\renewcommand{\majuskel}{\textarmenian{Ու}}\renewcommand{\minuskel}{\textarmenian{ու}}\card{\textarmenian{\majuskel\hspace{1cm}\minuskel\bigbreak \footnotesize ~}}{u \textipa{[u]}\bigbreak \footnotesize ~~}" calcext:value-type="string">
            <text:p>\setcounter{mycounter}{34}\renewcommand{\majuskel}{\textarmenian{Ու}}\renewcommand{\minuskel}{\textarmenian{ու}}\card{\textarmenian{\majuskel\hspace{1cm}\minuskel\bigbreak \footnotesize ~}}{u \textipa{[u]}\bigbreak \footnotesize ~~}</text:p>
          </table:table-cell>
          <table:table-cell table:formula="of:=&quot;\myarmeniancard{&quot;&amp;[.D40]&amp;&quot;}{&quot;&amp;[.B40]&amp;&quot;}{&quot;&amp;[.C40]&amp;&quot;}{&quot;&amp;[.E40]&amp;&quot;}{&quot;&amp;[.F40]&amp;&quot;}{&quot;&amp;[.J40]&amp;&quot;}{&quot;&amp;[.H40]&amp;&quot;}{&quot;&amp;[.I40]&amp;&quot;}&quot;" office:value-type="string" office:string-value="\myarmeniancard{34}{Ու}{ու}{~}{u}{\textipa{[u]}}{~}{~}" calcext:value-type="string">
            <text:p>\myarmeniancard{34}{Ու}{ու}{~}{u}{\textipa{[u]}}{~}{~}</text:p>
          </table:table-cell>
        </table:table-row>
        <table:table-row table:style-name="ro1">
          <table:table-cell office:value-type="string" calcext:value-type="string">
            <text:p>Hajoz ajbuben</text:p>
          </table:table-cell>
          <table:table-cell/>
          <table:table-cell office:value-type="string" calcext:value-type="string">
            <text:p>և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(j)ew</text:p>
          </table:table-cell>
          <table:table-cell/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\texttoptiebar{[ew]}</text:p>
          </table:table-cell>
          <table:table-cell table:formula="of:=&quot;\setcounter{mycounter}{&quot;&amp;[.D41]&amp;&quot;}\renewcommand{\majuskel}{\textarmenian{&quot;&amp;[.B41]&amp;&quot;}}\renewcommand{\minuskel}{\textarmenian{&quot;&amp;[.C41]&amp;&quot;}}\card{\textarmenian{\majuskel\hspace{1cm}\minuskel&quot;&amp;IF(LEN([.H41])&gt;0;&quot;\bigbreak \footnotesize &quot;&amp;[.H41]&amp;&quot;&quot;;&quot;&quot;)&amp;&quot;}}{&quot;&amp;[.F41]&amp;&quot; &quot;&amp;[.J41]&amp;IF(LEN([.H41])&gt;0;&quot;\bigbreak \footnotesize &quot;&amp;[.I41]&amp;&quot;&quot;;&quot;&quot;)&amp;&quot;~}&quot;" office:value-type="string" office:string-value="\setcounter{mycounter}{37}\renewcommand{\majuskel}{\textarmenian{}}\renewcommand{\minuskel}{\textarmenian{և}}\card{\textarmenian{\majuskel\hspace{1cm}\minuskel\bigbreak \footnotesize ~}}{(j)ew \texttoptiebar{[ew]}\bigbreak \footnotesize ~~}" calcext:value-type="string">
            <text:p>\setcounter{mycounter}{37}\renewcommand{\majuskel}{\textarmenian{}}\renewcommand{\minuskel}{\textarmenian{և}}\card{\textarmenian{\majuskel\hspace{1cm}\minuskel\bigbreak \footnotesize ~}}{(j)ew \texttoptiebar{[ew]}\bigbreak \footnotesize ~~}</text:p>
          </table:table-cell>
          <table:table-cell table:formula="of:=&quot;\myarmeniancard{&quot;&amp;[.D41]&amp;&quot;}{&quot;&amp;[.B41]&amp;&quot;}{&quot;&amp;[.C41]&amp;&quot;}{&quot;&amp;[.E41]&amp;&quot;}{&quot;&amp;[.F41]&amp;&quot;}{&quot;&amp;[.J41]&amp;&quot;}{&quot;&amp;[.H41]&amp;&quot;}{&quot;&amp;[.I41]&amp;&quot;}&quot;" office:value-type="string" office:string-value="\myarmeniancard{37}{}{և}{~}{(j)ew}{\texttoptiebar{[ew]}}{~}{~}" calcext:value-type="string">
            <text:p>\myarmeniancard{37}{}{և}{~}{(j)ew}{\texttoptiebar{[ew]}}{~}{~}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А</text:p>
          </table:table-cell>
          <table:table-cell office:value-type="string" calcext:value-type="string">
            <text:p>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 a</text:p>
          </table:table-cell>
          <table:table-cell table:style-name="Default"/>
          <table:table-cell office:value-type="string" calcext:value-type="string">
            <text:p>Анна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\textipa{[a]}</text:p>
          </table:table-cell>
          <table:table-cell table:formula="of:=&quot;\setcounter{mycounter}{&quot;&amp;[.D43]&amp;&quot;}\card{&quot;&amp;[.B43]&amp;&quot; &quot;&amp;[.C43]&amp;IF(LEN([.H43])&gt;0;&quot;\bigbreak \footnotesize &quot;&amp;[.H43]&amp;&quot;&quot;;&quot;&quot;)&amp;&quot;}{&quot;&amp;[.F43]&amp;&quot; &quot;&amp;[.J43]&amp;IF(LEN([.H43])&gt;0;&quot;\bigbreak \footnotesize &quot;&amp;[.I43]&amp;&quot;&quot;;&quot;&quot;)&amp;&quot;~}&quot;" office:value-type="string" office:string-value="\setcounter{mycounter}{1}\card{А а\bigbreak \footnotesize Анна}{A a \textipa{[a]}\bigbreak \footnotesize Anna~}" calcext:value-type="string">
            <text:p>\setcounter{mycounter}{1}\card{А а\bigbreak \footnotesize Анна}{A a \textipa{[a]}\bigbreak \footnotesize Anna~}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Б</text:p>
          </table:table-cell>
          <table:table-cell office:value-type="string" calcext:value-type="string">
            <text:p>б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 b</text:p>
          </table:table-cell>
          <table:table-cell table:style-name="Default"/>
          <table:table-cell office:value-type="string" calcext:value-type="string">
            <text:p>Борис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\textipa{[b]}</text:p>
          </table:table-cell>
          <table:table-cell table:formula="of:=&quot;\setcounter{mycounter}{&quot;&amp;[.D44]&amp;&quot;}\card{&quot;&amp;[.B44]&amp;&quot; &quot;&amp;[.C44]&amp;IF(LEN([.H44])&gt;0;&quot;\bigbreak \footnotesize &quot;&amp;[.H44]&amp;&quot;&quot;;&quot;&quot;)&amp;&quot;}{&quot;&amp;[.F44]&amp;&quot; &quot;&amp;[.J44]&amp;IF(LEN([.H44])&gt;0;&quot;\bigbreak \footnotesize &quot;&amp;[.I44]&amp;&quot;&quot;;&quot;&quot;)&amp;&quot;~}&quot;" office:value-type="string" office:string-value="\setcounter{mycounter}{2}\card{Б б\bigbreak \footnotesize Борис}{B b \textipa{[b]}\bigbreak \footnotesize Boris~}" calcext:value-type="string">
            <text:p>\setcounter{mycounter}{2}\card{Б б\bigbreak \footnotesize Борис}{B b \textipa{[b]}\bigbreak \footnotesize Boris~}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 v</text:p>
          </table:table-cell>
          <table:table-cell table:style-name="Default"/>
          <table:table-cell office:value-type="string" calcext:value-type="string">
            <text:p>Василий</text:p>
          </table:table-cell>
          <table:table-cell office:value-type="string" calcext:value-type="string">
            <text:p>Wassili</text:p>
          </table:table-cell>
          <table:table-cell office:value-type="string" calcext:value-type="string">
            <text:p>\textipa{[v]}</text:p>
          </table:table-cell>
          <table:table-cell table:formula="of:=&quot;\setcounter{mycounter}{&quot;&amp;[.D45]&amp;&quot;}\card{&quot;&amp;[.B45]&amp;&quot; &quot;&amp;[.C45]&amp;IF(LEN([.H45])&gt;0;&quot;\bigbreak \footnotesize &quot;&amp;[.H45]&amp;&quot;&quot;;&quot;&quot;)&amp;&quot;}{&quot;&amp;[.F45]&amp;&quot; &quot;&amp;[.J45]&amp;IF(LEN([.H45])&gt;0;&quot;\bigbreak \footnotesize &quot;&amp;[.I45]&amp;&quot;&quot;;&quot;&quot;)&amp;&quot;~}&quot;" office:value-type="string" office:string-value="\setcounter{mycounter}{3}\card{В в\bigbreak \footnotesize Василий}{V v \textipa{[v]}\bigbreak \footnotesize Wassili~}" calcext:value-type="string">
            <text:p>\setcounter{mycounter}{3}\card{В в\bigbreak \footnotesize Василий}{V v \textipa{[v]}\bigbreak \footnotesize Wassili~}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г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 g</text:p>
          </table:table-cell>
          <table:table-cell table:style-name="Default"/>
          <table:table-cell office:value-type="string" calcext:value-type="string">
            <text:p>Григорий</text:p>
          </table:table-cell>
          <table:table-cell office:value-type="string" calcext:value-type="string">
            <text:p>Grigori</text:p>
          </table:table-cell>
          <table:table-cell office:value-type="string" calcext:value-type="string">
            <text:p>\textipa{[g]}</text:p>
          </table:table-cell>
          <table:table-cell table:formula="of:=&quot;\setcounter{mycounter}{&quot;&amp;[.D46]&amp;&quot;}\card{&quot;&amp;[.B46]&amp;&quot; &quot;&amp;[.C46]&amp;IF(LEN([.H46])&gt;0;&quot;\bigbreak \footnotesize &quot;&amp;[.H46]&amp;&quot;&quot;;&quot;&quot;)&amp;&quot;}{&quot;&amp;[.F46]&amp;&quot; &quot;&amp;[.J46]&amp;IF(LEN([.H46])&gt;0;&quot;\bigbreak \footnotesize &quot;&amp;[.I46]&amp;&quot;&quot;;&quot;&quot;)&amp;&quot;~}&quot;" office:value-type="string" office:string-value="\setcounter{mycounter}{4}\card{Г г\bigbreak \footnotesize Григорий}{G g \textipa{[g]}\bigbreak \footnotesize Grigori~}" calcext:value-type="string">
            <text:p>\setcounter{mycounter}{4}\card{Г г\bigbreak \footnotesize Григорий}{G g \textipa{[g]}\bigbreak \footnotesize Grigori~}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д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 d</text:p>
          </table:table-cell>
          <table:table-cell table:style-name="Default"/>
          <table:table-cell office:value-type="string" calcext:value-type="string">
            <text:p>Дмитрий</text:p>
          </table:table-cell>
          <table:table-cell office:value-type="string" calcext:value-type="string">
            <text:p>Dmitri</text:p>
          </table:table-cell>
          <table:table-cell office:value-type="string" calcext:value-type="string">
            <text:p>\textipa{[d]}</text:p>
          </table:table-cell>
          <table:table-cell table:formula="of:=&quot;\setcounter{mycounter}{&quot;&amp;[.D47]&amp;&quot;}\card{&quot;&amp;[.B47]&amp;&quot; &quot;&amp;[.C47]&amp;IF(LEN([.H47])&gt;0;&quot;\bigbreak \footnotesize &quot;&amp;[.H47]&amp;&quot;&quot;;&quot;&quot;)&amp;&quot;}{&quot;&amp;[.F47]&amp;&quot; &quot;&amp;[.J47]&amp;IF(LEN([.H47])&gt;0;&quot;\bigbreak \footnotesize &quot;&amp;[.I47]&amp;&quot;&quot;;&quot;&quot;)&amp;&quot;~}&quot;" office:value-type="string" office:string-value="\setcounter{mycounter}{5}\card{Д д\bigbreak \footnotesize Дмитрий}{D d \textipa{[d]}\bigbreak \footnotesize Dmitri~}" calcext:value-type="string">
            <text:p>\setcounter{mycounter}{5}\card{Д д\bigbreak \footnotesize Дмитрий}{D d \textipa{[d]}\bigbreak \footnotesize Dmitri~}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е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 e</text:p>
          </table:table-cell>
          <table:table-cell table:style-name="Default"/>
          <table:table-cell office:value-type="string" calcext:value-type="string">
            <text:p>Елена</text:p>
          </table:table-cell>
          <table:table-cell office:value-type="string" calcext:value-type="string">
            <text:p>Jelena</text:p>
          </table:table-cell>
          <table:table-cell office:value-type="string" calcext:value-type="string">
            <text:p>\textipa{[\textsuperscript{j}\textepsilon], [j\textepsilon]}</text:p>
          </table:table-cell>
          <table:table-cell table:formula="of:=&quot;\setcounter{mycounter}{&quot;&amp;[.D48]&amp;&quot;}\card{&quot;&amp;[.B48]&amp;&quot; &quot;&amp;[.C48]&amp;IF(LEN([.H48])&gt;0;&quot;\bigbreak \footnotesize &quot;&amp;[.H48]&amp;&quot;&quot;;&quot;&quot;)&amp;&quot;}{&quot;&amp;[.F48]&amp;&quot; &quot;&amp;[.J48]&amp;IF(LEN([.H48])&gt;0;&quot;\bigbreak \footnotesize &quot;&amp;[.I48]&amp;&quot;&quot;;&quot;&quot;)&amp;&quot;~}&quot;" office:value-type="string" office:string-value="\setcounter{mycounter}{6}\card{Е е\bigbreak \footnotesize Елена}{E e \textipa{[\textsuperscript{j}\textepsilon], [j\textepsilon]}\bigbreak \footnotesize Jelena~}" calcext:value-type="string">
            <text:p>\setcounter{mycounter}{6}\card{Е е\bigbreak \footnotesize Елена}{E e \textipa{[\textsuperscript{j}\textepsilon], [j\textepsilon]}\bigbreak \footnotesize Jelena~}</text:p>
          </table:table-cell>
          <table:table-cell office:value-type="string" calcext:value-type="string">
            <text:p>ʲɛ / jɛ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table:style-name="ce1" office:value-type="string" calcext:value-type="string">
            <text:p>Ë</text:p>
          </table:table-cell>
          <table:table-cell table:style-name="ce1" office:value-type="string" calcext:value-type="string">
            <text:p>ë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o jo</text:p>
          </table:table-cell>
          <table:table-cell table:style-name="Default"/>
          <table:table-cell table:style-name="ce1" office:value-type="string" calcext:value-type="string">
            <text:p>ёж</text:p>
          </table:table-cell>
          <table:table-cell table:style-name="ce1" office:value-type="string" calcext:value-type="string">
            <text:p>josch 'Igel'</text:p>
          </table:table-cell>
          <table:table-cell office:value-type="string" calcext:value-type="string">
            <text:p>\textipa{[\textsuperscript{j}\textopeno], [j\textopeno]}</text:p>
          </table:table-cell>
          <table:table-cell table:formula="of:=&quot;\setcounter{mycounter}{&quot;&amp;[.D49]&amp;&quot;}\card{&quot;&amp;[.B49]&amp;&quot; &quot;&amp;[.C49]&amp;IF(LEN([.H49])&gt;0;&quot;\bigbreak \footnotesize &quot;&amp;[.H49]&amp;&quot;&quot;;&quot;&quot;)&amp;&quot;}{&quot;&amp;[.F49]&amp;&quot; &quot;&amp;[.J49]&amp;IF(LEN([.H49])&gt;0;&quot;\bigbreak \footnotesize &quot;&amp;[.I49]&amp;&quot;&quot;;&quot;&quot;)&amp;&quot;~}&quot;" office:value-type="string" office:string-value="\setcounter{mycounter}{7}\card{Ë ë\bigbreak \footnotesize ёж}{Jo jo \textipa{[\textsuperscript{j}\textopeno], [j\textopeno]}\bigbreak \footnotesize josch 'Igel'~}" calcext:value-type="string">
            <text:p>\setcounter{mycounter}{7}\card{Ë ë\bigbreak \footnotesize ёж}{Jo jo \textipa{[\textsuperscript{j}\textopeno], [j\textopeno]}\bigbreak \footnotesize josch 'Igel'~}</text:p>
          </table:table-cell>
          <table:table-cell office:value-type="string" calcext:value-type="string">
            <text:p>ʲɔ / jɔ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Ж</text:p>
          </table:table-cell>
          <table:table-cell office:value-type="string" calcext:value-type="string">
            <text:p>ж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Ž ž</text:p>
          </table:table-cell>
          <table:table-cell table:style-name="Default"/>
          <table:table-cell office:value-type="string" calcext:value-type="string">
            <text:p>Женя</text:p>
          </table:table-cell>
          <table:table-cell office:value-type="string" calcext:value-type="string">
            <text:p>Schenja</text:p>
          </table:table-cell>
          <table:table-cell office:value-type="string" calcext:value-type="string">
            <text:p>\textipa{[\textrevepsilon]}</text:p>
          </table:table-cell>
          <table:table-cell table:formula="of:=&quot;\setcounter{mycounter}{&quot;&amp;[.D50]&amp;&quot;}\card{&quot;&amp;[.B50]&amp;&quot; &quot;&amp;[.C50]&amp;IF(LEN([.H50])&gt;0;&quot;\bigbreak \footnotesize &quot;&amp;[.H50]&amp;&quot;&quot;;&quot;&quot;)&amp;&quot;}{&quot;&amp;[.F50]&amp;&quot; &quot;&amp;[.J50]&amp;IF(LEN([.H50])&gt;0;&quot;\bigbreak \footnotesize &quot;&amp;[.I50]&amp;&quot;&quot;;&quot;&quot;)&amp;&quot;~}&quot;" office:value-type="string" office:string-value="\setcounter{mycounter}{8}\card{Ж ж\bigbreak \footnotesize Женя}{Ž ž \textipa{[\textrevepsilon]}\bigbreak \footnotesize Schenja~}" calcext:value-type="string">
            <text:p>\setcounter{mycounter}{8}\card{Ж ж\bigbreak \footnotesize Женя}{Ž ž \textipa{[\textrevepsilon]}\bigbreak \footnotesize Schenja~}</text:p>
          </table:table-cell>
          <table:table-cell office:value-type="string" calcext:value-type="string">
            <text:p>ʒ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З</text:p>
          </table:table-cell>
          <table:table-cell office:value-type="string" calcext:value-type="string">
            <text:p>з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Z z</text:p>
          </table:table-cell>
          <table:table-cell table:style-name="Default"/>
          <table:table-cell office:value-type="string" calcext:value-type="string">
            <text:p>Зинаида, Зия</text:p>
          </table:table-cell>
          <table:table-cell office:value-type="string" calcext:value-type="string">
            <text:p>Sinaida, Sija</text:p>
          </table:table-cell>
          <table:table-cell office:value-type="string" calcext:value-type="string">
            <text:p>\textipa{[z]}</text:p>
          </table:table-cell>
          <table:table-cell table:formula="of:=&quot;\setcounter{mycounter}{&quot;&amp;[.D51]&amp;&quot;}\card{&quot;&amp;[.B51]&amp;&quot; &quot;&amp;[.C51]&amp;IF(LEN([.H51])&gt;0;&quot;\bigbreak \footnotesize &quot;&amp;[.H51]&amp;&quot;&quot;;&quot;&quot;)&amp;&quot;}{&quot;&amp;[.F51]&amp;&quot; &quot;&amp;[.J51]&amp;IF(LEN([.H51])&gt;0;&quot;\bigbreak \footnotesize &quot;&amp;[.I51]&amp;&quot;&quot;;&quot;&quot;)&amp;&quot;~}&quot;" office:value-type="string" office:string-value="\setcounter{mycounter}{9}\card{З з\bigbreak \footnotesize Зинаида, Зия}{Z z \textipa{[z]}\bigbreak \footnotesize Sinaida, Sija~}" calcext:value-type="string">
            <text:p>\setcounter{mycounter}{9}\card{З з\bigbreak \footnotesize Зинаида, Зия}{Z z \textipa{[z]}\bigbreak \footnotesize Sinaida, Sija~}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и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 i</text:p>
          </table:table-cell>
          <table:table-cell table:style-name="Default"/>
          <table:table-cell office:value-type="string" calcext:value-type="string">
            <text:p>Иван</text:p>
          </table:table-cell>
          <table:table-cell office:value-type="string" calcext:value-type="string">
            <text:p>Iwan</text:p>
          </table:table-cell>
          <table:table-cell office:value-type="string" calcext:value-type="string">
            <text:p>\textipa{[\textsuperscript{j}i], [I], [ji]}</text:p>
          </table:table-cell>
          <table:table-cell table:formula="of:=&quot;\setcounter{mycounter}{&quot;&amp;[.D52]&amp;&quot;}\card{&quot;&amp;[.B52]&amp;&quot; &quot;&amp;[.C52]&amp;IF(LEN([.H52])&gt;0;&quot;\bigbreak \footnotesize &quot;&amp;[.H52]&amp;&quot;&quot;;&quot;&quot;)&amp;&quot;}{&quot;&amp;[.F52]&amp;&quot; &quot;&amp;[.J52]&amp;IF(LEN([.H52])&gt;0;&quot;\bigbreak \footnotesize &quot;&amp;[.I52]&amp;&quot;&quot;;&quot;&quot;)&amp;&quot;~}&quot;" office:value-type="string" office:string-value="\setcounter{mycounter}{10}\card{И и\bigbreak \footnotesize Иван}{I i \textipa{[\textsuperscript{j}i], [I], [ji]}\bigbreak \footnotesize Iwan~}" calcext:value-type="string">
            <text:p>\setcounter{mycounter}{10}\card{И и\bigbreak \footnotesize Иван}{I i \textipa{[\textsuperscript{j}i], [I], [ji]}\bigbreak \footnotesize Iwan~}</text:p>
          </table:table-cell>
          <table:table-cell office:value-type="string" calcext:value-type="string">
            <text:p>ʲi / i / ji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Й</text:p>
          </table:table-cell>
          <table:table-cell office:value-type="string" calcext:value-type="string">
            <text:p>й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J j</text:p>
          </table:table-cell>
          <table:table-cell table:style-name="Default"/>
          <table:table-cell office:value-type="string" calcext:value-type="string">
            <text:p>Иван краткий</text:p>
          </table:table-cell>
          <table:table-cell office:value-type="string" calcext:value-type="string">
            <text:p>kurzer Iwan</text:p>
          </table:table-cell>
          <table:table-cell office:value-type="string" calcext:value-type="string">
            <text:p>\textipa{[j]}</text:p>
          </table:table-cell>
          <table:table-cell table:formula="of:=&quot;\setcounter{mycounter}{&quot;&amp;[.D53]&amp;&quot;}\card{&quot;&amp;[.B53]&amp;&quot; &quot;&amp;[.C53]&amp;IF(LEN([.H53])&gt;0;&quot;\bigbreak \footnotesize &quot;&amp;[.H53]&amp;&quot;&quot;;&quot;&quot;)&amp;&quot;}{&quot;&amp;[.F53]&amp;&quot; &quot;&amp;[.J53]&amp;IF(LEN([.H53])&gt;0;&quot;\bigbreak \footnotesize &quot;&amp;[.I53]&amp;&quot;&quot;;&quot;&quot;)&amp;&quot;~}&quot;" office:value-type="string" office:string-value="\setcounter{mycounter}{11}\card{Й й\bigbreak \footnotesize Иван краткий}{J j \textipa{[j]}\bigbreak \footnotesize kurzer Iwan~}" calcext:value-type="string">
            <text:p>\setcounter{mycounter}{11}\card{Й й\bigbreak \footnotesize Иван краткий}{J j \textipa{[j]}\bigbreak \footnotesize kurzer Iwan~}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к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 k</text:p>
          </table:table-cell>
          <table:table-cell table:style-name="Default"/>
          <table:table-cell office:value-type="string" calcext:value-type="string">
            <text:p>Константин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\textipa{[k]}</text:p>
          </table:table-cell>
          <table:table-cell table:formula="of:=&quot;\setcounter{mycounter}{&quot;&amp;[.D54]&amp;&quot;}\card{&quot;&amp;[.B54]&amp;&quot; &quot;&amp;[.C54]&amp;IF(LEN([.H54])&gt;0;&quot;\bigbreak \footnotesize &quot;&amp;[.H54]&amp;&quot;&quot;;&quot;&quot;)&amp;&quot;}{&quot;&amp;[.F54]&amp;&quot; &quot;&amp;[.J54]&amp;IF(LEN([.H54])&gt;0;&quot;\bigbreak \footnotesize &quot;&amp;[.I54]&amp;&quot;&quot;;&quot;&quot;)&amp;&quot;~}&quot;" office:value-type="string" office:string-value="\setcounter{mycounter}{12}\card{К к\bigbreak \footnotesize Константин}{K k \textipa{[k]}\bigbreak \footnotesize Konstantin~}" calcext:value-type="string">
            <text:p>\setcounter{mycounter}{12}\card{К к\bigbreak \footnotesize Константин}{K k \textipa{[k]}\bigbreak \footnotesize Konstantin~}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л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 l</text:p>
          </table:table-cell>
          <table:table-cell table:style-name="Default"/>
          <table:table-cell office:value-type="string" calcext:value-type="string">
            <text:p>Леонид</text:p>
          </table:table-cell>
          <table:table-cell office:value-type="string" calcext:value-type="string">
            <text:p>Leonid</text:p>
          </table:table-cell>
          <table:table-cell office:value-type="string" calcext:value-type="string">
            <text:p>\textipa{[l]}</text:p>
          </table:table-cell>
          <table:table-cell table:formula="of:=&quot;\setcounter{mycounter}{&quot;&amp;[.D55]&amp;&quot;}\card{&quot;&amp;[.B55]&amp;&quot; &quot;&amp;[.C55]&amp;IF(LEN([.H55])&gt;0;&quot;\bigbreak \footnotesize &quot;&amp;[.H55]&amp;&quot;&quot;;&quot;&quot;)&amp;&quot;}{&quot;&amp;[.F55]&amp;&quot; &quot;&amp;[.J55]&amp;IF(LEN([.H55])&gt;0;&quot;\bigbreak \footnotesize &quot;&amp;[.I55]&amp;&quot;&quot;;&quot;&quot;)&amp;&quot;~}&quot;" office:value-type="string" office:string-value="\setcounter{mycounter}{13}\card{Л л\bigbreak \footnotesize Леонид}{L l \textipa{[l]}\bigbreak \footnotesize Leonid~}" calcext:value-type="string">
            <text:p>\setcounter{mycounter}{13}\card{Л л\bigbreak \footnotesize Леонид}{L l \textipa{[l]}\bigbreak \footnotesize Leonid~}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м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 m</text:p>
          </table:table-cell>
          <table:table-cell table:style-name="Default"/>
          <table:table-cell office:value-type="string" calcext:value-type="string">
            <text:p>Мария</text:p>
          </table:table-cell>
          <table:table-cell office:value-type="string" calcext:value-type="string">
            <text:p>Marija</text:p>
          </table:table-cell>
          <table:table-cell office:value-type="string" calcext:value-type="string">
            <text:p>\textipa{[m]}</text:p>
          </table:table-cell>
          <table:table-cell table:formula="of:=&quot;\setcounter{mycounter}{&quot;&amp;[.D56]&amp;&quot;}\card{&quot;&amp;[.B56]&amp;&quot; &quot;&amp;[.C56]&amp;IF(LEN([.H56])&gt;0;&quot;\bigbreak \footnotesize &quot;&amp;[.H56]&amp;&quot;&quot;;&quot;&quot;)&amp;&quot;}{&quot;&amp;[.F56]&amp;&quot; &quot;&amp;[.J56]&amp;IF(LEN([.H56])&gt;0;&quot;\bigbreak \footnotesize &quot;&amp;[.I56]&amp;&quot;&quot;;&quot;&quot;)&amp;&quot;~}&quot;" office:value-type="string" office:string-value="\setcounter{mycounter}{14}\card{М м\bigbreak \footnotesize Мария}{M m \textipa{[m]}\bigbreak \footnotesize Marija~}" calcext:value-type="string">
            <text:p>\setcounter{mycounter}{14}\card{М м\bigbreak \footnotesize Мария}{M m \textipa{[m]}\bigbreak \footnotesize Marija~}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Н</text:p>
          </table:table-cell>
          <table:table-cell office:value-type="string" calcext:value-type="string">
            <text:p>н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 n</text:p>
          </table:table-cell>
          <table:table-cell table:style-name="Default"/>
          <table:table-cell office:value-type="string" calcext:value-type="string">
            <text:p>Николай</text:p>
          </table:table-cell>
          <table:table-cell office:value-type="string" calcext:value-type="string">
            <text:p>Nikolai</text:p>
          </table:table-cell>
          <table:table-cell office:value-type="string" calcext:value-type="string">
            <text:p>\textipa{[n]}</text:p>
          </table:table-cell>
          <table:table-cell table:formula="of:=&quot;\setcounter{mycounter}{&quot;&amp;[.D57]&amp;&quot;}\card{&quot;&amp;[.B57]&amp;&quot; &quot;&amp;[.C57]&amp;IF(LEN([.H57])&gt;0;&quot;\bigbreak \footnotesize &quot;&amp;[.H57]&amp;&quot;&quot;;&quot;&quot;)&amp;&quot;}{&quot;&amp;[.F57]&amp;&quot; &quot;&amp;[.J57]&amp;IF(LEN([.H57])&gt;0;&quot;\bigbreak \footnotesize &quot;&amp;[.I57]&amp;&quot;&quot;;&quot;&quot;)&amp;&quot;~}&quot;" office:value-type="string" office:string-value="\setcounter{mycounter}{15}\card{Н н\bigbreak \footnotesize Николай}{N n \textipa{[n]}\bigbreak \footnotesize Nikolai~}" calcext:value-type="string">
            <text:p>\setcounter{mycounter}{15}\card{Н н\bigbreak \footnotesize Николай}{N n \textipa{[n]}\bigbreak \footnotesize Nikolai~}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о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 o</text:p>
          </table:table-cell>
          <table:table-cell table:style-name="Default"/>
          <table:table-cell office:value-type="string" calcext:value-type="string">
            <text:p>Ольга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\textipa{[\textopeno]}</text:p>
          </table:table-cell>
          <table:table-cell table:formula="of:=&quot;\setcounter{mycounter}{&quot;&amp;[.D58]&amp;&quot;}\card{&quot;&amp;[.B58]&amp;&quot; &quot;&amp;[.C58]&amp;IF(LEN([.H58])&gt;0;&quot;\bigbreak \footnotesize &quot;&amp;[.H58]&amp;&quot;&quot;;&quot;&quot;)&amp;&quot;}{&quot;&amp;[.F58]&amp;&quot; &quot;&amp;[.J58]&amp;IF(LEN([.H58])&gt;0;&quot;\bigbreak \footnotesize &quot;&amp;[.I58]&amp;&quot;&quot;;&quot;&quot;)&amp;&quot;~}&quot;" office:value-type="string" office:string-value="\setcounter{mycounter}{16}\card{О о\bigbreak \footnotesize Ольга}{O o \textipa{[\textopeno]}\bigbreak \footnotesize Olga~}" calcext:value-type="string">
            <text:p>\setcounter{mycounter}{16}\card{О о\bigbreak \footnotesize Ольга}{O o \textipa{[\textopeno]}\bigbreak \footnotesize Olga~}</text:p>
          </table:table-cell>
          <table:table-cell office:value-type="string" calcext:value-type="string">
            <text:p>ɔ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п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 p</text:p>
          </table:table-cell>
          <table:table-cell table:style-name="Default"/>
          <table:table-cell office:value-type="string" calcext:value-type="string">
            <text:p>Павел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\textipa{[p]}</text:p>
          </table:table-cell>
          <table:table-cell table:formula="of:=&quot;\setcounter{mycounter}{&quot;&amp;[.D59]&amp;&quot;}\card{&quot;&amp;[.B59]&amp;&quot; &quot;&amp;[.C59]&amp;IF(LEN([.H59])&gt;0;&quot;\bigbreak \footnotesize &quot;&amp;[.H59]&amp;&quot;&quot;;&quot;&quot;)&amp;&quot;}{&quot;&amp;[.F59]&amp;&quot; &quot;&amp;[.J59]&amp;IF(LEN([.H59])&gt;0;&quot;\bigbreak \footnotesize &quot;&amp;[.I59]&amp;&quot;&quot;;&quot;&quot;)&amp;&quot;~}&quot;" office:value-type="string" office:string-value="\setcounter{mycounter}{17}\card{П п\bigbreak \footnotesize Павел}{P p \textipa{[p]}\bigbreak \footnotesize Pawel~}" calcext:value-type="string">
            <text:p>\setcounter{mycounter}{17}\card{П п\bigbreak \footnotesize Павел}{P p \textipa{[p]}\bigbreak \footnotesize Pawel~}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Р</text:p>
          </table:table-cell>
          <table:table-cell office:value-type="string" calcext:value-type="string">
            <text:p>р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 r</text:p>
          </table:table-cell>
          <table:table-cell table:style-name="Default"/>
          <table:table-cell office:value-type="string" calcext:value-type="string">
            <text:p>Роман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\textipa{[r]}</text:p>
          </table:table-cell>
          <table:table-cell table:formula="of:=&quot;\setcounter{mycounter}{&quot;&amp;[.D60]&amp;&quot;}\card{&quot;&amp;[.B60]&amp;&quot; &quot;&amp;[.C60]&amp;IF(LEN([.H60])&gt;0;&quot;\bigbreak \footnotesize &quot;&amp;[.H60]&amp;&quot;&quot;;&quot;&quot;)&amp;&quot;}{&quot;&amp;[.F60]&amp;&quot; &quot;&amp;[.J60]&amp;IF(LEN([.H60])&gt;0;&quot;\bigbreak \footnotesize &quot;&amp;[.I60]&amp;&quot;&quot;;&quot;&quot;)&amp;&quot;~}&quot;" office:value-type="string" office:string-value="\setcounter{mycounter}{18}\card{Р р\bigbreak \footnotesize Роман}{R r \textipa{[r]}\bigbreak \footnotesize Roman~}" calcext:value-type="string">
            <text:p>\setcounter{mycounter}{18}\card{Р р\bigbreak \footnotesize Роман}{R r \textipa{[r]}\bigbreak \footnotesize Roman~}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с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 s</text:p>
          </table:table-cell>
          <table:table-cell table:style-name="Default"/>
          <table:table-cell office:value-type="string" calcext:value-type="string">
            <text:p>Семён</text:p>
          </table:table-cell>
          <table:table-cell office:value-type="string" calcext:value-type="string">
            <text:p>Semjon</text:p>
          </table:table-cell>
          <table:table-cell office:value-type="string" calcext:value-type="string">
            <text:p>\textipa{[s]}</text:p>
          </table:table-cell>
          <table:table-cell table:formula="of:=&quot;\setcounter{mycounter}{&quot;&amp;[.D61]&amp;&quot;}\card{&quot;&amp;[.B61]&amp;&quot; &quot;&amp;[.C61]&amp;IF(LEN([.H61])&gt;0;&quot;\bigbreak \footnotesize &quot;&amp;[.H61]&amp;&quot;&quot;;&quot;&quot;)&amp;&quot;}{&quot;&amp;[.F61]&amp;&quot; &quot;&amp;[.J61]&amp;IF(LEN([.H61])&gt;0;&quot;\bigbreak \footnotesize &quot;&amp;[.I61]&amp;&quot;&quot;;&quot;&quot;)&amp;&quot;~}&quot;" office:value-type="string" office:string-value="\setcounter{mycounter}{19}\card{С с\bigbreak \footnotesize Семён}{S s \textipa{[s]}\bigbreak \footnotesize Semjon~}" calcext:value-type="string">
            <text:p>\setcounter{mycounter}{19}\card{С с\bigbreak \footnotesize Семён}{S s \textipa{[s]}\bigbreak \footnotesize Semjon~}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Т</text:p>
          </table:table-cell>
          <table:table-cell office:value-type="string" calcext:value-type="string">
            <text:p>т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 t</text:p>
          </table:table-cell>
          <table:table-cell table:style-name="Default"/>
          <table:table-cell office:value-type="string" calcext:value-type="string">
            <text:p>Татьяна</text:p>
          </table:table-cell>
          <table:table-cell office:value-type="string" calcext:value-type="string">
            <text:p>Tatjana</text:p>
          </table:table-cell>
          <table:table-cell office:value-type="string" calcext:value-type="string">
            <text:p>\textipa{[t]}</text:p>
          </table:table-cell>
          <table:table-cell table:formula="of:=&quot;\setcounter{mycounter}{&quot;&amp;[.D62]&amp;&quot;}\card{&quot;&amp;[.B62]&amp;&quot; &quot;&amp;[.C62]&amp;IF(LEN([.H62])&gt;0;&quot;\bigbreak \footnotesize &quot;&amp;[.H62]&amp;&quot;&quot;;&quot;&quot;)&amp;&quot;}{&quot;&amp;[.F62]&amp;&quot; &quot;&amp;[.J62]&amp;IF(LEN([.H62])&gt;0;&quot;\bigbreak \footnotesize &quot;&amp;[.I62]&amp;&quot;&quot;;&quot;&quot;)&amp;&quot;~}&quot;" office:value-type="string" office:string-value="\setcounter{mycounter}{20}\card{Т т\bigbreak \footnotesize Татьяна}{T t \textipa{[t]}\bigbreak \footnotesize Tatjana~}" calcext:value-type="string">
            <text:p>\setcounter{mycounter}{20}\card{Т т\bigbreak \footnotesize Татьяна}{T t \textipa{[t]}\bigbreak \footnotesize Tatjana~}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У</text:p>
          </table:table-cell>
          <table:table-cell office:value-type="string" calcext:value-type="string">
            <text:p>у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U u</text:p>
          </table:table-cell>
          <table:table-cell table:style-name="Default"/>
          <table:table-cell office:value-type="string" calcext:value-type="string">
            <text:p>Ульяна</text:p>
          </table:table-cell>
          <table:table-cell office:value-type="string" calcext:value-type="string">
            <text:p>Uljana</text:p>
          </table:table-cell>
          <table:table-cell office:value-type="string" calcext:value-type="string">
            <text:p>\textipa{[u]}</text:p>
          </table:table-cell>
          <table:table-cell table:formula="of:=&quot;\setcounter{mycounter}{&quot;&amp;[.D63]&amp;&quot;}\card{&quot;&amp;[.B63]&amp;&quot; &quot;&amp;[.C63]&amp;IF(LEN([.H63])&gt;0;&quot;\bigbreak \footnotesize &quot;&amp;[.H63]&amp;&quot;&quot;;&quot;&quot;)&amp;&quot;}{&quot;&amp;[.F63]&amp;&quot; &quot;&amp;[.J63]&amp;IF(LEN([.H63])&gt;0;&quot;\bigbreak \footnotesize &quot;&amp;[.I63]&amp;&quot;&quot;;&quot;&quot;)&amp;&quot;~}&quot;" office:value-type="string" office:string-value="\setcounter{mycounter}{21}\card{У у\bigbreak \footnotesize Ульяна}{U u \textipa{[u]}\bigbreak \footnotesize Uljana~}" calcext:value-type="string">
            <text:p>\setcounter{mycounter}{21}\card{У у\bigbreak \footnotesize Ульяна}{U u \textipa{[u]}\bigbreak \footnotesize Uljana~}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Ф</text:p>
          </table:table-cell>
          <table:table-cell office:value-type="string" calcext:value-type="string">
            <text:p>ф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 f</text:p>
          </table:table-cell>
          <table:table-cell table:style-name="Default"/>
          <table:table-cell office:value-type="string" calcext:value-type="string">
            <text:p>Фëдор</text:p>
          </table:table-cell>
          <table:table-cell office:value-type="string" calcext:value-type="string">
            <text:p>Fjodor</text:p>
          </table:table-cell>
          <table:table-cell office:value-type="string" calcext:value-type="string">
            <text:p>\textipa{[f]}</text:p>
          </table:table-cell>
          <table:table-cell table:formula="of:=&quot;\setcounter{mycounter}{&quot;&amp;[.D64]&amp;&quot;}\card{&quot;&amp;[.B64]&amp;&quot; &quot;&amp;[.C64]&amp;IF(LEN([.H64])&gt;0;&quot;\bigbreak \footnotesize &quot;&amp;[.H64]&amp;&quot;&quot;;&quot;&quot;)&amp;&quot;}{&quot;&amp;[.F64]&amp;&quot; &quot;&amp;[.J64]&amp;IF(LEN([.H64])&gt;0;&quot;\bigbreak \footnotesize &quot;&amp;[.I64]&amp;&quot;&quot;;&quot;&quot;)&amp;&quot;~}&quot;" office:value-type="string" office:string-value="\setcounter{mycounter}{22}\card{Ф ф\bigbreak \footnotesize Фëдор}{F f \textipa{[f]}\bigbreak \footnotesize Fjodor~}" calcext:value-type="string">
            <text:p>\setcounter{mycounter}{22}\card{Ф ф\bigbreak \footnotesize Фëдор}{F f \textipa{[f]}\bigbreak \footnotesize Fjodor~}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Х</text:p>
          </table:table-cell>
          <table:table-cell office:value-type="string" calcext:value-type="string">
            <text:p>х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H h</text:p>
          </table:table-cell>
          <table:table-cell table:style-name="Default"/>
          <table:table-cell office:value-type="string" calcext:value-type="string">
            <text:p>Харитон</text:p>
          </table:table-cell>
          <table:table-cell office:value-type="string" calcext:value-type="string">
            <text:p>Chariton</text:p>
          </table:table-cell>
          <table:table-cell office:value-type="string" calcext:value-type="string">
            <text:p>\textipa{[x]}</text:p>
          </table:table-cell>
          <table:table-cell table:formula="of:=&quot;\setcounter{mycounter}{&quot;&amp;[.D65]&amp;&quot;}\card{&quot;&amp;[.B65]&amp;&quot; &quot;&amp;[.C65]&amp;IF(LEN([.H65])&gt;0;&quot;\bigbreak \footnotesize &quot;&amp;[.H65]&amp;&quot;&quot;;&quot;&quot;)&amp;&quot;}{&quot;&amp;[.F65]&amp;&quot; &quot;&amp;[.J65]&amp;IF(LEN([.H65])&gt;0;&quot;\bigbreak \footnotesize &quot;&amp;[.I65]&amp;&quot;&quot;;&quot;&quot;)&amp;&quot;~}&quot;" office:value-type="string" office:string-value="\setcounter{mycounter}{23}\card{Х х\bigbreak \footnotesize Харитон}{H h \textipa{[x]}\bigbreak \footnotesize Chariton~}" calcext:value-type="string">
            <text:p>\setcounter{mycounter}{23}\card{Х х\bigbreak \footnotesize Харитон}{H h \textipa{[x]}\bigbreak \footnotesize Chariton~}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Ц</text:p>
          </table:table-cell>
          <table:table-cell office:value-type="string" calcext:value-type="string">
            <text:p>ц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 c</text:p>
          </table:table-cell>
          <table:table-cell table:style-name="Default"/>
          <table:table-cell office:value-type="string" calcext:value-type="string">
            <text:p>цапля</text:p>
          </table:table-cell>
          <table:table-cell office:value-type="string" calcext:value-type="string">
            <text:p>zaplja ‘Reiher’</text:p>
          </table:table-cell>
          <table:table-cell office:value-type="string" calcext:value-type="string">
            <text:p>\textipa{[\texttslig]}</text:p>
          </table:table-cell>
          <table:table-cell table:formula="of:=&quot;\setcounter{mycounter}{&quot;&amp;[.D66]&amp;&quot;}\card{&quot;&amp;[.B66]&amp;&quot; &quot;&amp;[.C66]&amp;IF(LEN([.H66])&gt;0;&quot;\bigbreak \footnotesize &quot;&amp;[.H66]&amp;&quot;&quot;;&quot;&quot;)&amp;&quot;}{&quot;&amp;[.F66]&amp;&quot; &quot;&amp;[.J66]&amp;IF(LEN([.H66])&gt;0;&quot;\bigbreak \footnotesize &quot;&amp;[.I66]&amp;&quot;&quot;;&quot;&quot;)&amp;&quot;~}&quot;" office:value-type="string" office:string-value="\setcounter{mycounter}{24}\card{Ц ц\bigbreak \footnotesize цапля}{C c \textipa{[\texttslig]}\bigbreak \footnotesize zaplja ‘Reiher’~}" calcext:value-type="string">
            <text:p>\setcounter{mycounter}{24}\card{Ц ц\bigbreak \footnotesize цапля}{C c \textipa{[\texttslig]}\bigbreak \footnotesize zaplja ‘Reiher’~}</text:p>
          </table:table-cell>
          <table:table-cell office:value-type="string" calcext:value-type="string">
            <text:p>ʦ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ч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Č č</text:p>
          </table:table-cell>
          <table:table-cell table:style-name="Default"/>
          <table:table-cell office:value-type="string" calcext:value-type="string">
            <text:p>Человек</text:p>
          </table:table-cell>
          <table:table-cell office:value-type="string" calcext:value-type="string">
            <text:p>tschelowek ‘Mensch’</text:p>
          </table:table-cell>
          <table:table-cell office:value-type="string" calcext:value-type="string">
            <text:p>\textipa{[t\textesh\textsuperscript{j}]}</text:p>
          </table:table-cell>
          <table:table-cell table:formula="of:=&quot;\setcounter{mycounter}{&quot;&amp;[.D67]&amp;&quot;}\card{&quot;&amp;[.B67]&amp;&quot; &quot;&amp;[.C67]&amp;IF(LEN([.H67])&gt;0;&quot;\bigbreak \footnotesize &quot;&amp;[.H67]&amp;&quot;&quot;;&quot;&quot;)&amp;&quot;}{&quot;&amp;[.F67]&amp;&quot; &quot;&amp;[.J67]&amp;IF(LEN([.H67])&gt;0;&quot;\bigbreak \footnotesize &quot;&amp;[.I67]&amp;&quot;&quot;;&quot;&quot;)&amp;&quot;~}&quot;" office:value-type="string" office:string-value="\setcounter{mycounter}{25}\card{Ч ч\bigbreak \footnotesize Человек}{Č č \textipa{[t\textesh\textsuperscript{j}]}\bigbreak \footnotesize tschelowek ‘Mensch’~}" calcext:value-type="string">
            <text:p>\setcounter{mycounter}{25}\card{Ч ч\bigbreak \footnotesize Человек}{Č č \textipa{[t\textesh\textsuperscript{j}]}\bigbreak \footnotesize tschelowek ‘Mensch’~}</text:p>
          </table:table-cell>
          <table:table-cell office:value-type="string" calcext:value-type="string">
            <text:p>tʃʲ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Ш</text:p>
          </table:table-cell>
          <table:table-cell office:value-type="string" calcext:value-type="string">
            <text:p>ш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Š š</text:p>
          </table:table-cell>
          <table:table-cell table:style-name="Default"/>
          <table:table-cell office:value-type="string" calcext:value-type="string">
            <text:p>Шура</text:p>
          </table:table-cell>
          <table:table-cell office:value-type="string" calcext:value-type="string">
            <text:p>Schura</text:p>
          </table:table-cell>
          <table:table-cell office:value-type="string" calcext:value-type="string">
            <text:p>\textipa{[\textesh]}</text:p>
          </table:table-cell>
          <table:table-cell table:formula="of:=&quot;\setcounter{mycounter}{&quot;&amp;[.D68]&amp;&quot;}\card{&quot;&amp;[.B68]&amp;&quot; &quot;&amp;[.C68]&amp;IF(LEN([.H68])&gt;0;&quot;\bigbreak \footnotesize &quot;&amp;[.H68]&amp;&quot;&quot;;&quot;&quot;)&amp;&quot;}{&quot;&amp;[.F68]&amp;&quot; &quot;&amp;[.J68]&amp;IF(LEN([.H68])&gt;0;&quot;\bigbreak \footnotesize &quot;&amp;[.I68]&amp;&quot;&quot;;&quot;&quot;)&amp;&quot;~}&quot;" office:value-type="string" office:string-value="\setcounter{mycounter}{26}\card{Ш ш\bigbreak \footnotesize Шура}{Š š \textipa{[\textesh]}\bigbreak \footnotesize Schura~}" calcext:value-type="string">
            <text:p>\setcounter{mycounter}{26}\card{Ш ш\bigbreak \footnotesize Шура}{Š š \textipa{[\textesh]}\bigbreak \footnotesize Schura~}</text:p>
          </table:table-cell>
          <table:table-cell office:value-type="string" calcext:value-type="string">
            <text:p>ʃ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Щ</text:p>
          </table:table-cell>
          <table:table-cell office:value-type="string" calcext:value-type="string">
            <text:p>щ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Ŝ ŝ</text:p>
          </table:table-cell>
          <table:table-cell table:style-name="Default"/>
          <table:table-cell office:value-type="string" calcext:value-type="string">
            <text:p>щука</text:p>
          </table:table-cell>
          <table:table-cell office:value-type="string" calcext:value-type="string">
            <text:p>schtschuka ‘Hecht’</text:p>
          </table:table-cell>
          <table:table-cell office:value-type="string" calcext:value-type="string">
            <text:p>\textipa{[\textesh\textsuperscript{j}]}</text:p>
          </table:table-cell>
          <table:table-cell table:formula="of:=&quot;\setcounter{mycounter}{&quot;&amp;[.D69]&amp;&quot;}\card{&quot;&amp;[.B69]&amp;&quot; &quot;&amp;[.C69]&amp;IF(LEN([.H69])&gt;0;&quot;\bigbreak \footnotesize &quot;&amp;[.H69]&amp;&quot;&quot;;&quot;&quot;)&amp;&quot;}{&quot;&amp;[.F69]&amp;&quot; &quot;&amp;[.J69]&amp;IF(LEN([.H69])&gt;0;&quot;\bigbreak \footnotesize &quot;&amp;[.I69]&amp;&quot;&quot;;&quot;&quot;)&amp;&quot;~}&quot;" office:value-type="string" office:string-value="\setcounter{mycounter}{27}\card{Щ щ\bigbreak \footnotesize щука}{Ŝ ŝ \textipa{[\textesh\textsuperscript{j}]}\bigbreak \footnotesize schtschuka ‘Hecht’~}" calcext:value-type="string">
            <text:p>\setcounter{mycounter}{27}\card{Щ щ\bigbreak \footnotesize щука}{Ŝ ŝ \textipa{[\textesh\textsuperscript{j}]}\bigbreak \footnotesize schtschuka ‘Hecht’~}</text:p>
          </table:table-cell>
          <table:table-cell office:value-type="string" calcext:value-type="string">
            <text:p>ʃʲː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Ъ</text:p>
          </table:table-cell>
          <table:table-cell office:value-type="string" calcext:value-type="string">
            <text:p>ъ</text:p>
          </table:table-cell>
          <table:table-cell office:value-type="float" office:value="28" calcext:value-type="float">
            <text:p>28</text:p>
          </table:table-cell>
          <table:table-cell/>
          <table:table-cell table:formula="of:=&quot;''&quot;" office:value-type="string" office:string-value="''" calcext:value-type="string">
            <text:p>''</text:p>
          </table:table-cell>
          <table:table-cell table:style-name="Default"/>
          <table:table-cell office:value-type="string" calcext:value-type="string">
            <text:p>твёрдый знак</text:p>
          </table:table-cell>
          <table:table-cell office:value-type="string" calcext:value-type="string">
            <text:p>twjordy snak ‘hartes Zeichen’</text:p>
          </table:table-cell>
          <table:table-cell/>
          <table:table-cell table:formula="of:=&quot;\setcounter{mycounter}{&quot;&amp;[.D70]&amp;&quot;}\card{&quot;&amp;[.B70]&amp;&quot; &quot;&amp;[.C70]&amp;IF(LEN([.H70])&gt;0;&quot;\bigbreak \footnotesize &quot;&amp;[.H70]&amp;&quot;&quot;;&quot;&quot;)&amp;&quot;}{&quot;&amp;[.F70]&amp;&quot; &quot;&amp;[.J70]&amp;IF(LEN([.H70])&gt;0;&quot;\bigbreak \footnotesize &quot;&amp;[.I70]&amp;&quot;&quot;;&quot;&quot;)&amp;&quot;~}&quot;" office:value-type="string" office:string-value="\setcounter{mycounter}{28}\card{Ъ ъ\bigbreak \footnotesize твёрдый знак}{'' \bigbreak \footnotesize twjordy snak ‘hartes Zeichen’~}" calcext:value-type="string">
            <text:p>\setcounter{mycounter}{28}\card{Ъ ъ\bigbreak \footnotesize твёрдый знак}{'' \bigbreak \footnotesize twjordy snak ‘hartes Zeichen’~}</text:p>
          </table:table-cell>
          <table:table-cell/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Ы</text:p>
          </table:table-cell>
          <table:table-cell office:value-type="string" calcext:value-type="string">
            <text:p>ы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Y y</text:p>
          </table:table-cell>
          <table:table-cell table:style-name="Default"/>
          <table:table-cell office:value-type="string" calcext:value-type="string">
            <text:p>игрек</text:p>
          </table:table-cell>
          <table:table-cell office:value-type="string" calcext:value-type="string">
            <text:p>igrek ‘Ypsilon’</text:p>
          </table:table-cell>
          <table:table-cell office:value-type="string" calcext:value-type="string">
            <text:p>\textipa{[\textbari]}</text:p>
          </table:table-cell>
          <table:table-cell table:formula="of:=&quot;\setcounter{mycounter}{&quot;&amp;[.D71]&amp;&quot;}\card{&quot;&amp;[.B71]&amp;&quot; &quot;&amp;[.C71]&amp;IF(LEN([.H71])&gt;0;&quot;\bigbreak \footnotesize &quot;&amp;[.H71]&amp;&quot;&quot;;&quot;&quot;)&amp;&quot;}{&quot;&amp;[.F71]&amp;&quot; &quot;&amp;[.J71]&amp;IF(LEN([.H71])&gt;0;&quot;\bigbreak \footnotesize &quot;&amp;[.I71]&amp;&quot;&quot;;&quot;&quot;)&amp;&quot;~}&quot;" office:value-type="string" office:string-value="\setcounter{mycounter}{29}\card{Ы ы\bigbreak \footnotesize игрек}{Y y \textipa{[\textbari]}\bigbreak \footnotesize igrek ‘Ypsilon’~}" calcext:value-type="string">
            <text:p>\setcounter{mycounter}{29}\card{Ы ы\bigbreak \footnotesize игрек}{Y y \textipa{[\textbari]}\bigbreak \footnotesize igrek ‘Ypsilon’~}</text:p>
          </table:table-cell>
          <table:table-cell office:value-type="string" calcext:value-type="string">
            <text:p>ɨ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Ь</text:p>
          </table:table-cell>
          <table:table-cell office:value-type="string" calcext:value-type="string">
            <text:p>ь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'</text:p>
          </table:table-cell>
          <table:table-cell table:style-name="Default"/>
          <table:table-cell office:value-type="string" calcext:value-type="string">
            <text:p>мягкий знак</text:p>
          </table:table-cell>
          <table:table-cell office:value-type="string" calcext:value-type="string">
            <text:p>mjagki snak ‘weiches Zeichen’</text:p>
          </table:table-cell>
          <table:table-cell office:value-type="string" calcext:value-type="string">
            <text:p>\textipa{[\textsuperscript{j}]}</text:p>
          </table:table-cell>
          <table:table-cell table:formula="of:=&quot;\setcounter{mycounter}{&quot;&amp;[.D72]&amp;&quot;}\card{&quot;&amp;[.B72]&amp;&quot; &quot;&amp;[.C72]&amp;IF(LEN([.H72])&gt;0;&quot;\bigbreak \footnotesize &quot;&amp;[.H72]&amp;&quot;&quot;;&quot;&quot;)&amp;&quot;}{&quot;&amp;[.F72]&amp;&quot; &quot;&amp;[.J72]&amp;IF(LEN([.H72])&gt;0;&quot;\bigbreak \footnotesize &quot;&amp;[.I72]&amp;&quot;&quot;;&quot;&quot;)&amp;&quot;~}&quot;" office:value-type="string" office:string-value="\setcounter{mycounter}{30}\card{Ь ь\bigbreak \footnotesize мягкий знак}{' \textipa{[\textsuperscript{j}]}\bigbreak \footnotesize mjagki snak ‘weiches Zeichen’~}" calcext:value-type="string">
            <text:p>\setcounter{mycounter}{30}\card{Ь ь\bigbreak \footnotesize мягкий знак}{' \textipa{[\textsuperscript{j}]}\bigbreak \footnotesize mjagki snak ‘weiches Zeichen’~}</text:p>
          </table:table-cell>
          <table:table-cell office:value-type="string" calcext:value-type="string">
            <text:p>ʲ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Э</text:p>
          </table:table-cell>
          <table:table-cell office:value-type="string" calcext:value-type="string">
            <text:p>э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È è</text:p>
          </table:table-cell>
          <table:table-cell table:style-name="Default"/>
          <table:table-cell office:value-type="string" calcext:value-type="string">
            <text:p>эхо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\textipa{[\textepsilon]}</text:p>
          </table:table-cell>
          <table:table-cell table:formula="of:=&quot;\setcounter{mycounter}{&quot;&amp;[.D73]&amp;&quot;}\card{&quot;&amp;[.B73]&amp;&quot; &quot;&amp;[.C73]&amp;IF(LEN([.H73])&gt;0;&quot;\bigbreak \footnotesize &quot;&amp;[.H73]&amp;&quot;&quot;;&quot;&quot;)&amp;&quot;}{&quot;&amp;[.F73]&amp;&quot; &quot;&amp;[.J73]&amp;IF(LEN([.H73])&gt;0;&quot;\bigbreak \footnotesize &quot;&amp;[.I73]&amp;&quot;&quot;;&quot;&quot;)&amp;&quot;~}&quot;" office:value-type="string" office:string-value="\setcounter{mycounter}{31}\card{Э э\bigbreak \footnotesize эхо}{È è \textipa{[\textepsilon]}\bigbreak \footnotesize Echo~}" calcext:value-type="string">
            <text:p>\setcounter{mycounter}{31}\card{Э э\bigbreak \footnotesize эхо}{È è \textipa{[\textepsilon]}\bigbreak \footnotesize Echo~}</text:p>
          </table:table-cell>
          <table:table-cell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Ю</text:p>
          </table:table-cell>
          <table:table-cell office:value-type="string" calcext:value-type="string">
            <text:p>ю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Û û</text:p>
          </table:table-cell>
          <table:table-cell table:style-name="Default"/>
          <table:table-cell office:value-type="string" calcext:value-type="string">
            <text:p>Юрий</text:p>
          </table:table-cell>
          <table:table-cell office:value-type="string" calcext:value-type="string">
            <text:p>Juri</text:p>
          </table:table-cell>
          <table:table-cell office:value-type="string" calcext:value-type="string">
            <text:p>\textipa{[\textsuperscript{j}u], [ju]}</text:p>
          </table:table-cell>
          <table:table-cell table:formula="of:=&quot;\setcounter{mycounter}{&quot;&amp;[.D74]&amp;&quot;}\card{&quot;&amp;[.B74]&amp;&quot; &quot;&amp;[.C74]&amp;IF(LEN([.H74])&gt;0;&quot;\bigbreak \footnotesize &quot;&amp;[.H74]&amp;&quot;&quot;;&quot;&quot;)&amp;&quot;}{&quot;&amp;[.F74]&amp;&quot; &quot;&amp;[.J74]&amp;IF(LEN([.H74])&gt;0;&quot;\bigbreak \footnotesize &quot;&amp;[.I74]&amp;&quot;&quot;;&quot;&quot;)&amp;&quot;~}&quot;" office:value-type="string" office:string-value="\setcounter{mycounter}{32}\card{Ю ю\bigbreak \footnotesize Юрий}{Û û \textipa{[\textsuperscript{j}u], [ju]}\bigbreak \footnotesize Juri~}" calcext:value-type="string">
            <text:p>\setcounter{mycounter}{32}\card{Ю ю\bigbreak \footnotesize Юрий}{Û û \textipa{[\textsuperscript{j}u], [ju]}\bigbreak \footnotesize Juri~}</text:p>
          </table:table-cell>
          <table:table-cell office:value-type="string" calcext:value-type="string">
            <text:p>ʲu / ju</text:p>
          </table:table-cell>
        </table:table-row>
        <table:table-row table:style-name="ro1">
          <table:table-cell office:value-type="string" calcext:value-type="string">
            <text:p>BasicRussian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я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Â â</text:p>
          </table:table-cell>
          <table:table-cell table:style-name="Default"/>
          <table:table-cell office:value-type="string" calcext:value-type="string">
            <text:p>Яков</text:p>
          </table:table-cell>
          <table:table-cell office:value-type="string" calcext:value-type="string">
            <text:p>Jakow</text:p>
          </table:table-cell>
          <table:table-cell office:value-type="string" calcext:value-type="string">
            <text:p>\textipa{[\textsuperscript{j}a], [ja]}</text:p>
          </table:table-cell>
          <table:table-cell table:formula="of:=&quot;\setcounter{mycounter}{&quot;&amp;[.D75]&amp;&quot;}\card{&quot;&amp;[.B75]&amp;&quot; &quot;&amp;[.C75]&amp;IF(LEN([.H75])&gt;0;&quot;\bigbreak \footnotesize &quot;&amp;[.H75]&amp;&quot;&quot;;&quot;&quot;)&amp;&quot;}{&quot;&amp;[.F75]&amp;&quot; &quot;&amp;[.J75]&amp;IF(LEN([.H75])&gt;0;&quot;\bigbreak \footnotesize &quot;&amp;[.I75]&amp;&quot;&quot;;&quot;&quot;)&amp;&quot;~}&quot;" office:value-type="string" office:string-value="\setcounter{mycounter}{33}\card{Я я\bigbreak \footnotesize Яков}{Â â \textipa{[\textsuperscript{j}a], [ja]}\bigbreak \footnotesize Jakow~}" calcext:value-type="string">
            <text:p>\setcounter{mycounter}{33}\card{Я я\bigbreak \footnotesize Яков}{Â â \textipa{[\textsuperscript{j}a], [ja]}\bigbreak \footnotesize Jakow~}</text:p>
          </table:table-cell>
          <table:table-cell office:value-type="string" calcext:value-type="string">
            <text:p>ʲa / j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 style:data-style-name="N2" text:time-value="19:35:02.141571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1:23:21.369319071</meta:creation-date>
    <dc:date>2019-05-03T16:59:51.086506992</dc:date>
    <meta:editing-duration>P1DT2H38M20S</meta:editing-duration>
    <meta:editing-cycles>14</meta:editing-cycles>
    <meta:generator>LibreOffice/6.0.7.3$Linux_X86_64 LibreOffice_project/00m0$Build-3</meta:generator>
    <meta:document-statistic meta:table-count="1" meta:cell-count="795" meta:object-count="0"/>
  </office:meta>
</office:document-meta>
</file>